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F00000032195F623BB11B5DF0.png" manifest:media-type="image/png"/>
  <manifest:file-entry manifest:full-path="Pictures/1000020100000400000000A0776B8E6043A04DD6.png" manifest:media-type="image/png"/>
  <manifest:file-entry manifest:full-path="Pictures/1000020100000800000004008543D0F7284A23D5.png" manifest:media-type="image/png"/>
  <manifest:file-entry manifest:full-path="Pictures/1000020100000384000003841847B6921E3EB9F2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tserrat" svg:font-family="Montserrat"/>
    <style:font-face style:name="Montserrat Light" svg:font-family="'Montserrat Light'"/>
    <style:font-face style:name="Montserrat Medium" svg:font-family="'Montserrat Medium'"/>
    <style:font-face style:name="Montserrat SemiBold" svg:font-family="'Montserrat SemiBold'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51a2da" draw:stroke-linejoin="round" draw:fill="solid" draw:fill-color="#f3f3f3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</style:style>
    <style:style style:name="gr3" style:family="graphic" style:parent-style-name="standard">
      <style:graphic-properties draw:stroke="solid" svg:stroke-width="0.053cm" svg:stroke-color="#8e83e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ONE_5f_COLUMN_5f_TEXT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2" style:family="presentation" style:parent-style-name="ONE_5f_COLUMN_5f_TEXT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3" style:family="presentation" style:parent-style-name="ONE_5f_COLUMN_5f_TEXT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pr4" style:family="presentation" style:parent-style-name="ONE_5f_COLUMN_5f_TEX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cm" fo:padding-bottom="0cm" fo:padding-left="0cm" fo:padding-right="0cm" fo:wrap-option="wrap"/>
    </style:style>
    <style:style style:name="pr6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cm" fo:padding-bottom="0cm" fo:padding-left="0cm" fo:padding-right="0cm" fo:wrap-option="wrap"/>
    </style:style>
    <style:style style:name="pr7" style:family="presentation" style:parent-style-name="TITLE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CUSTOM_5f_1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9" style:family="presentation" style:parent-style-name="CUSTOM_5f_1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10" style:family="presentation" style:parent-style-name="CUSTOM_5f_1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pr11" style:family="presentation" style:parent-style-name="CUSTOM_5f_1-subtitle" style:list-style-name="L26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cm" fo:padding-bottom="0cm" fo:padding-left="0cm" fo:padding-right="0cm" fo:wrap-option="wrap"/>
    </style:style>
    <style:style style:name="pr12" style:family="presentation" style:parent-style-name="CUSTOM_5f_1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CUSTOM_5f_1_5f_1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14" style:family="presentation" style:parent-style-name="CUSTOM_5f_1_5f_1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15" style:family="presentation" style:parent-style-name="CUSTOM_5f_1_5f_1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pr16" style:family="presentation" style:parent-style-name="CUSTOM_5f_1_5f_1-subtitle" style:list-style-name="L26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cm" fo:padding-bottom="0cm" fo:padding-left="0cm" fo:padding-right="0cm" fo:wrap-option="wrap"/>
    </style:style>
    <style:style style:name="pr17" style:family="presentation" style:parent-style-name="CUSTOM_5f_1_5f_1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CUSTOM_5f_1_5f_1_5f_1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19" style:family="presentation" style:parent-style-name="CUSTOM_5f_1_5f_1_5f_1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20" style:family="presentation" style:parent-style-name="CUSTOM_5f_1_5f_1_5f_1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pr21" style:family="presentation" style:parent-style-name="CUSTOM_5f_1_5f_1_5f_1-subtitle" style:list-style-name="L26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cm" fo:padding-bottom="0cm" fo:padding-left="0cm" fo:padding-right="0cm" fo:wrap-option="wrap"/>
    </style:style>
    <style:style style:name="pr22" style:family="presentation" style:parent-style-name="CUSTOM_5f_1_5f_1_5f_1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MAIN_5f_POINT-title">
      <style:graphic-properties draw:stroke="none" svg:stroke-width="0cm" draw:fill="none" draw:textarea-vertical-align="middle" draw:auto-grow-height="false" draw:fit-to-size="shrink-to-fit" style:shrink-to-fit="true" fo:min-height="2.386cm" fo:padding-top="0cm" fo:padding-bottom="0cm" fo:padding-left="0cm" fo:padding-right="0cm" fo:wrap-option="wrap"/>
    </style:style>
    <style:style style:name="pr24" style:family="presentation" style:parent-style-name="MAIN_5f_POIN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ONE_5f_COLUMN_5f_TEXT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CUSTOM_5f_1_5f_1_5f_2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27" style:family="presentation" style:parent-style-name="CUSTOM_5f_1_5f_1_5f_2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28" style:family="presentation" style:parent-style-name="CUSTOM_5f_1_5f_1_5f_2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pr29" style:family="presentation" style:parent-style-name="CUSTOM_5f_1_5f_1_5f_2-subtitle" style:list-style-name="L26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cm" fo:padding-bottom="0cm" fo:padding-left="0cm" fo:padding-right="0cm" fo:wrap-option="wrap"/>
    </style:style>
    <style:style style:name="pr30" style:family="presentation" style:parent-style-name="CUSTOM_5f_1_5f_1_5f_2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CUSTOM_5f_1_5f_2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32" style:family="presentation" style:parent-style-name="CUSTOM_5f_1_5f_2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pr33" style:family="presentation" style:parent-style-name="CUSTOM_5f_1_5f_2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34" style:family="presentation" style:parent-style-name="CUSTOM_5f_1_5f_2-subtitle" style:list-style-name="L27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cm" fo:padding-bottom="0cm" fo:padding-left="0cm" fo:padding-right="0cm" fo:wrap-option="wrap"/>
    </style:style>
    <style:style style:name="pr35" style:family="presentation" style:parent-style-name="CUSTOM_5f_1_5f_2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MAIN_5f_POINT_5f_1-title">
      <style:graphic-properties draw:stroke="none" svg:stroke-width="0cm" draw:fill="none" draw:textarea-vertical-align="middle" draw:auto-grow-height="false" draw:fit-to-size="shrink-to-fit" style:shrink-to-fit="true" fo:min-height="2.386cm" fo:padding-top="0cm" fo:padding-bottom="0cm" fo:padding-left="0cm" fo:padding-right="0cm" fo:wrap-option="wrap"/>
    </style:style>
    <style:style style:name="pr37" style:family="presentation" style:parent-style-name="MAIN_5f_POINT_5f_1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MAIN_5f_POINT_5f_1_5f_1-title">
      <style:graphic-properties draw:stroke="none" svg:stroke-width="0cm" draw:fill="none" draw:textarea-vertical-align="middle" draw:auto-grow-height="false" draw:fit-to-size="shrink-to-fit" style:shrink-to-fit="true" fo:min-height="2.386cm" fo:padding-top="0cm" fo:padding-bottom="0cm" fo:padding-left="0cm" fo:padding-right="0cm" fo:wrap-option="wrap"/>
    </style:style>
    <style:style style:name="pr39" style:family="presentation" style:parent-style-name="MAIN_5f_POINT_5f_1_5f_1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MAIN_5f_POINT_5f_1_5f_1_5f_1_5f_1-title">
      <style:graphic-properties draw:stroke="none" svg:stroke-width="0cm" draw:fill="none" draw:textarea-vertical-align="middle" draw:auto-grow-height="false" draw:fit-to-size="shrink-to-fit" style:shrink-to-fit="true" fo:min-height="2.386cm" fo:padding-top="0cm" fo:padding-bottom="0cm" fo:padding-left="0cm" fo:padding-right="0cm" fo:wrap-option="wrap"/>
    </style:style>
    <style:style style:name="pr41" style:family="presentation" style:parent-style-name="MAIN_5f_POINT_5f_1_5f_1_5f_1_5f_1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MAIN_5f_POINT_5f_1_5f_1_5f_1_5f_1_5f_1-title">
      <style:graphic-properties draw:stroke="none" svg:stroke-width="0cm" draw:fill="none" draw:textarea-vertical-align="middle" draw:auto-grow-height="false" draw:fit-to-size="shrink-to-fit" style:shrink-to-fit="true" fo:min-height="2.386cm" fo:padding-top="0cm" fo:padding-bottom="0cm" fo:padding-left="0cm" fo:padding-right="0cm" fo:wrap-option="wrap"/>
    </style:style>
    <style:style style:name="pr43" style:family="presentation" style:parent-style-name="MAIN_5f_POINT_5f_1_5f_1_5f_1_5f_1_5f_1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MAIN_5f_POINT_5f_2-title">
      <style:graphic-properties draw:stroke="none" svg:stroke-width="0cm" draw:fill="none" draw:textarea-vertical-align="middle" draw:auto-grow-height="false" draw:fit-to-size="shrink-to-fit" style:shrink-to-fit="true" fo:min-height="2.386cm" fo:padding-top="0cm" fo:padding-bottom="0cm" fo:padding-left="0cm" fo:padding-right="0cm" fo:wrap-option="wrap"/>
    </style:style>
    <style:style style:name="pr45" style:family="presentation" style:parent-style-name="MAIN_5f_POINT_5f_2-outline1">
      <style:graphic-properties draw:stroke="none" svg:stroke-width="0cm" draw:fill="none" draw:textarea-vertical-align="top" draw:auto-grow-height="false" draw:fit-to-size="shrink-to-fit" style:shrink-to-fit="true" fo:min-height="8.036cm" fo:padding-top="0cm" fo:padding-bottom="0cm" fo:padding-left="0cm" fo:padding-right="0cm" fo:wrap-option="wrap"/>
    </style:style>
    <style:style style:name="pr46" style:family="presentation" style:parent-style-name="MAIN_5f_POINT_5f_2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ONE_5f_COLUMN_5f_TEXT_5f_1-subtitle" style:list-style-name="L27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cm" fo:padding-bottom="0cm" fo:padding-left="0cm" fo:padding-right="0cm" fo:wrap-option="wrap"/>
    </style:style>
    <style:style style:name="pr48" style:family="presentation" style:parent-style-name="ONE_5f_COLUMN_5f_TEXT_5f_1-title">
      <style:graphic-properties draw:stroke="none" svg:stroke-width="0cm" draw:fill="none" draw:textarea-vertical-align="top" draw:auto-grow-height="false" draw:fit-to-size="shrink-to-fit" style:shrink-to-fit="true" fo:min-height="2.386cm" fo:padding-top="0cm" fo:padding-bottom="0cm" fo:padding-left="0cm" fo:padding-right="0cm" fo:wrap-option="wrap"/>
    </style:style>
    <style:style style:name="pr49" style:family="presentation" style:parent-style-name="ONE_5f_COLUMN_5f_TEXT_5f_1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cm" fo:padding-bottom="0cm" fo:padding-left="0cm" fo:padding-right="0cm" fo:wrap-option="wrap"/>
    </style:style>
    <style:style style:name="pr50" style:family="presentation" style:parent-style-name="ONE_5f_COLUMN_5f_TEXT_5f_1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3" style:family="paragraph">
      <style:paragraph-properties fo:margin-left="0cm" fo:margin-right="0cm" fo:margin-top="0.529cm" fo:margin-bottom="0cm" fo:line-height="12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529cm" fo:margin-bottom="0.529cm" fo:line-height="125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style:paragraph-properties fo:margin-left="0cm" fo:margin-right="0cm" fo:margin-top="0.141cm" fo:margin-bottom="0.141cm" fo:line-height="12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11" style:family="paragraph">
      <style:paragraph-properties fo:margin-left="0cm" fo:margin-right="0cm" fo:margin-top="0.141cm" fo:margin-bottom="0.141cm" fo:line-height="125%" fo:text-align="end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13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141cm" fo:margin-bottom="0.141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141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7" style:family="paragraph">
      <loext:graphic-properties draw:fill="none" draw:fill-color="#ffffff"/>
      <style:paragraph-properties fo:margin-left="1.27cm" fo:margin-right="0cm" fo:margin-top="0.141cm" fo:margin-bottom="0cm" fo:line-height="125%" fo:text-align="start" fo:text-indent="-0.846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Montserrat" fo:font-size="6pt" fo:letter-spacing="normal" fo:font-style="normal" style:text-underline-style="none" fo:font-weight="normal" style:font-name-asian="Montserrat" style:font-size-asian="6pt" style:font-style-asian="normal" style:font-weight-asian="normal" style:font-name-complex="Montserrat" style:font-size-complex="6pt" style:font-style-complex="normal" style:font-weight-complex="normal"/>
    </style:style>
    <style:style style:name="P18" style:family="paragraph">
      <loext:graphic-properties draw:fill="none"/>
      <style:paragraph-properties fo:text-align="start" style:font-independent-line-spacing="true"/>
      <style:text-properties fo:font-size="33pt"/>
    </style:style>
    <style:style style:name="P19" style:family="paragraph">
      <style:paragraph-properties fo:margin-left="0cm" fo:margin-right="0cm" fo:margin-top="0.529cm" fo:margin-bottom="0cm" fo:line-height="125%" fo:text-align="start" fo:text-indent="0cm" style:writing-mode="lr-tb"/>
    </style:style>
    <style:style style:name="P20" style:family="paragraph">
      <style:paragraph-properties fo:margin-left="0cm" fo:margin-right="0cm" fo:margin-top="0.529cm" fo:margin-bottom="0.529cm" fo:line-height="125%" fo:text-align="start" fo:text-indent="0cm" style:writing-mode="lr-tb"/>
    </style:style>
    <style:style style:name="P21" style:family="paragraph">
      <style:paragraph-properties fo:margin-left="0cm" fo:margin-right="0cm" fo:margin-top="0.141cm" fo:margin-bottom="0cm" fo:line-height="135%" fo:text-align="center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141cm" fo:margin-bottom="0.141cm" fo:line-height="125%" fo:text-align="center" fo:text-indent="0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none"/>
      <style:paragraph-properties fo:text-align="start" style:font-independent-line-spacing="true"/>
      <style:text-properties fo:font-size="17pt"/>
    </style:style>
    <style:style style:name="P2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26" style:family="paragraph">
      <style:paragraph-properties fo:margin-left="0cm" fo:margin-right="0cm" fo:margin-top="0cm" fo:margin-bottom="0cm" fo:line-height="135%" fo:text-align="start" fo:text-indent="0cm" style:writing-mode="lr-tb"/>
    </style:style>
    <style:style style:name="P27" style:family="paragraph">
      <style:paragraph-properties fo:margin-left="0cm" fo:margin-right="0cm" fo:margin-top="0.529cm" fo:margin-bottom="0cm" fo:line-height="135%" fo:text-align="start" fo:text-indent="0cm" style:writing-mode="lr-tb"/>
    </style:style>
    <style:style style:name="P28" style:family="paragraph">
      <style:paragraph-properties fo:margin-left="0cm" fo:margin-right="0cm" fo:margin-top="0.529cm" fo:margin-bottom="0.529cm" fo:line-height="135%" fo:text-align="start" fo:text-indent="0cm" style:writing-mode="lr-tb"/>
    </style:style>
    <style:style style:name="P29" style:family="paragraph">
      <loext:graphic-properties draw:fill="none"/>
      <style:paragraph-properties fo:text-align="start" style:font-independent-line-spacing="true"/>
      <style:text-properties fo:font-size="9pt"/>
    </style:style>
    <style:style style:name="P30" style:family="paragraph">
      <loext:graphic-properties draw:fill="solid" draw:fill-color="#f3f3f3"/>
      <style:paragraph-properties fo:text-align="start" style:font-independent-line-spacing="true"/>
      <style:text-properties fo:font-size="14pt"/>
    </style:style>
    <style:style style:name="P31" style:family="paragraph">
      <loext:graphic-properties draw:fill="none"/>
      <style:paragraph-properties fo:text-align="start" style:font-independent-line-spacing="true"/>
      <style:text-properties fo:font-size="53pt"/>
    </style:style>
    <style:style style:name="P32" style:family="paragraph">
      <loext:graphic-properties draw:fill="none"/>
      <style:paragraph-properties fo:text-align="start" style:font-independent-line-spacing="true"/>
      <style:text-properties fo:font-size="21pt"/>
    </style:style>
    <style:style style:name="P33" style:family="paragraph">
      <loext:graphic-properties draw:fill="none" draw:fill-color="#ffffff"/>
      <style:paragraph-properties fo:margin-left="1.27cm" fo:margin-right="0cm" fo:margin-top="0.141cm" fo:margin-bottom="0cm" fo:line-height="125%" fo:text-align="start" fo:text-indent="-0.846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Montserrat" fo:font-size="6pt" fo:letter-spacing="normal" fo:font-style="normal" style:text-underline-style="none" fo:font-weight="normal" style:font-name-asian="Montserrat" style:font-size-asian="6pt" style:font-style-asian="normal" style:font-weight-asian="normal" style:font-name-complex="Montserrat" style:font-size-complex="6pt" style:font-style-complex="normal" style:font-weight-complex="normal"/>
    </style:style>
    <style:style style:name="P34" style:family="paragraph">
      <style:paragraph-properties fo:margin-left="0cm" fo:margin-right="0cm" fo:margin-top="0cm" fo:margin-bottom="0cm" fo:line-height="130%" fo:text-align="start" fo:text-indent="0cm" style:writing-mode="lr-tb">
        <style:tab-stops>
          <style:tab-stop style:position="0cm"/>
        </style:tab-stops>
      </style:paragraph-properties>
    </style:style>
    <style:style style:name="P3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8e83e4" style:text-line-through-style="none" style:text-line-through-type="none" style:text-position="0% 100%" style:font-name="Montserrat Medium" fo:font-size="27pt" fo:letter-spacing="normal" fo:font-style="normal" style:text-underline-style="none" fo:font-weight="normal" style:font-name-asian="Montserrat Medium" style:font-size-asian="27pt" style:font-style-asian="normal" style:font-weight-asian="normal" style:font-name-complex="Montserrat Medium" style:font-size-complex="27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Montserrat Light" fo:font-size="14pt" fo:letter-spacing="normal" fo:font-style="normal" style:text-underline-style="none" fo:font-weight="normal" style:font-name-asian="Montserrat Light" style:font-size-asian="14pt" style:font-style-asian="normal" style:font-weight-asian="normal" style:font-name-complex="Montserrat Light" style:font-size-complex="14pt" style:font-style-complex="normal" style:font-weight-complex="normal"/>
    </style:style>
    <style:style style:name="T3" style:family="text">
      <style:text-properties fo:font-variant="normal" fo:text-transform="none" fo:color="#a07cbc" style:text-line-through-style="none" style:text-line-through-type="none" style:text-position="0% 100%" style:font-name="Montserrat" fo:font-size="14pt" fo:letter-spacing="normal" fo:font-style="normal" style:text-underline-style="none" fo:font-weight="bold" style:font-name-asian="Montserrat" style:font-size-asian="14pt" style:font-style-asian="normal" style:font-weight-asian="bold" style:font-name-complex="Montserrat" style:font-size-complex="14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Montserrat" fo:font-size="14pt" fo:letter-spacing="normal" fo:font-style="normal" style:text-underline-style="none" fo:font-weight="bold" style:font-name-asian="Montserrat" style:font-size-asian="14pt" style:font-style-asian="normal" style:font-weight-asian="bold" style:font-name-complex="Montserrat" style:font-size-complex="14pt" style:font-style-complex="normal" style:font-weight-complex="bold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Montserrat" fo:font-size="12pt" fo:letter-spacing="normal" fo:font-style="normal" style:text-underline-style="none" fo:font-weight="normal" style:font-name-asian="Montserrat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Montserrat SemiBold" fo:font-size="38pt" fo:letter-spacing="normal" fo:font-style="normal" style:text-underline-style="none" fo:font-weight="normal" style:font-name-asian="Montserrat SemiBold" style:font-size-asian="38pt" style:font-style-asian="normal" style:font-weight-asian="normal" style:font-name-complex="Montserrat SemiBold" style:font-size-complex="3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Montserrat" fo:font-size="21pt" fo:letter-spacing="normal" fo:font-style="normal" style:text-underline-style="none" fo:font-weight="normal" style:font-name-asian="Montserrat" style:font-size-asian="21pt" style:font-style-asian="normal" style:font-weight-asian="normal" style:font-name-complex="Montserrat" style:font-size-complex="21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Montserrat" fo:font-size="12pt" fo:letter-spacing="normal" fo:font-style="normal" style:text-underline-style="none" fo:font-weight="normal" style:font-name-asian="Montserrat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Montserrat Light" fo:font-size="12pt" fo:letter-spacing="normal" fo:font-style="normal" style:text-underline-style="none" fo:font-weight="normal" style:font-name-asian="Montserrat Light" style:font-size-asian="12pt" style:font-style-asian="normal" style:font-weight-asian="normal" style:font-name-complex="Montserrat Light" style:font-size-complex="12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Montserrat SemiBold" fo:font-size="12pt" fo:letter-spacing="normal" fo:font-style="normal" style:text-underline-style="none" fo:font-weight="normal" style:font-name-asian="Montserrat SemiBold" style:font-size-asian="12pt" style:font-style-asian="normal" style:font-weight-asian="normal" style:font-name-complex="Montserrat SemiBold" style:font-size-complex="12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Montserrat SemiBold" fo:font-size="33pt" fo:letter-spacing="normal" fo:font-style="normal" style:text-underline-style="none" fo:font-weight="normal" style:font-name-asian="Montserrat SemiBold" style:font-size-asian="33pt" style:font-style-asian="normal" style:font-weight-asian="normal" style:font-name-complex="Montserrat SemiBold" style:font-size-complex="33pt" style:font-style-complex="normal" style:font-weight-complex="normal"/>
    </style:style>
    <style:style style:name="T12" style:family="text">
      <style:text-properties fo:font-variant="normal" fo:text-transform="none" fo:color="#8e83e4" style:text-line-through-style="none" style:text-line-through-type="none" style:text-position="0% 100%" style:font-name="Montserrat Medium" fo:font-size="17pt" fo:letter-spacing="normal" fo:font-style="normal" style:text-underline-style="none" fo:font-weight="normal" style:font-name-asian="Montserrat Medium" style:font-size-asian="17pt" style:font-style-asian="normal" style:font-weight-asian="normal" style:font-name-complex="Montserrat Medium" style:font-size-complex="17pt" style:font-style-complex="normal" style:font-weight-complex="normal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Montserrat" fo:font-size="11pt" fo:letter-spacing="normal" fo:font-style="normal" style:text-underline-style="none" fo:font-weight="normal" style:font-name-asian="Montserrat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Montserrat Light" fo:font-size="9pt" fo:letter-spacing="normal" fo:font-style="normal" style:text-underline-style="none" fo:font-weight="normal" style:font-name-asian="Montserrat Light" style:font-size-asian="9pt" style:font-style-asian="normal" style:font-weight-asian="normal" style:font-name-complex="Montserrat Light" style:font-size-complex="9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Montserrat" fo:font-size="11pt" fo:letter-spacing="normal" fo:font-style="normal" style:text-underline-style="none" fo:font-weight="normal" style:font-name-asian="Montserrat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Montserrat" fo:font-size="53pt" fo:letter-spacing="normal" fo:font-style="normal" style:text-underline-style="none" fo:font-weight="bold" style:font-name-asian="Montserrat" style:font-size-asian="53pt" style:font-style-asian="normal" style:font-weight-asian="bold" style:font-name-complex="Montserrat" style:font-size-complex="53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Montserrat SemiBold" fo:font-size="21pt" fo:letter-spacing="normal" fo:font-style="normal" style:text-underline-style="none" fo:font-weight="normal" style:font-name-asian="Montserrat SemiBold" style:font-size-asian="21pt" style:font-style-asian="normal" style:font-weight-asian="normal" style:font-name-complex="Montserrat SemiBold" style:font-size-complex="21pt" style:font-style-complex="normal" style:font-weight-complex="normal"/>
    </style:style>
    <style:style style:name="T18" style:family="text">
      <style:text-properties fo:font-variant="normal" fo:text-transform="none" fo:color="#efefef" style:text-line-through-style="none" style:text-line-through-type="none" style:text-position="0% 100%" style:font-name="Montserrat" fo:font-size="12pt" fo:letter-spacing="normal" fo:font-style="normal" style:text-underline-style="none" fo:font-weight="normal" style:font-name-asian="Montserrat" style:font-size-asian="12pt" style:font-style-asian="normal" style:font-weight-asian="normal" style:font-name-complex="Montserrat" style:font-size-complex="12pt" style:font-style-complex="normal" style:font-weight-complex="normal"/>
    </style:style>
    <style:style style:name="T19" style:family="text">
      <style:text-properties fo:font-variant="normal" fo:text-transform="none" fo:color="#595959" style:text-line-through-style="none" style:text-line-through-type="none" style:text-position="0% 100%" style:font-name="Montserrat" fo:font-size="17pt" fo:letter-spacing="normal" fo:font-style="normal" style:text-underline-style="none" fo:font-weight="normal" style:font-name-asian="Montserrat" style:font-size-asian="17pt" style:font-style-asian="normal" style:font-weight-asian="normal" style:font-name-complex="Montserrat" style:font-size-complex="17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8e83e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■">
        <style:list-level-properties text:space-before="0.284cm" text:min-label-width="0.669cm"/>
        <style:text-properties style:font-name="Montserrat Light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■">
        <style:list-level-properties text:space-before="0.284cm" text:min-label-width="0.669cm"/>
        <style:text-properties style:font-name="Montserrat Light" fo:color="#ffffff" fo:font-size="100%"/>
      </text:list-level-style-bullet>
      <text:list-level-style-bullet text:level="2" text:bullet-char="⚬">
        <style:list-level-properties text:space-before="1.236cm" text:min-label-width="0.669cm"/>
        <style:text-properties style:font-name="Montserrat Light" fo:color="#29417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■">
        <style:list-level-properties text:space-before="0.284cm" text:min-label-width="0.669cm"/>
        <style:text-properties style:font-name="Montserrat Light" fo:color="#ffffff" fo:font-size="100%"/>
      </text:list-level-style-bullet>
      <text:list-level-style-bullet text:level="2" text:bullet-char="⚬">
        <style:list-level-properties text:space-before="1.236cm" text:min-label-width="0.669cm"/>
        <style:text-properties style:font-name="Montserrat Light" fo:color="#294172" fo:font-size="100%"/>
      </text:list-level-style-bullet>
      <text:list-level-style-bullet text:level="3" text:bullet-char="■">
        <style:list-level-properties text:space-before="2.189cm" text:min-label-width="0.669cm"/>
        <style:text-properties style:font-name="Montserrat Light" fo:color="#294172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284cm" text:min-label-width="0.669cm"/>
        <style:text-properties fo:color="#ffffff" fo:font-size="100%"/>
      </text:list-level-style-number>
      <text:list-level-style-bullet text:level="2" text:bullet-char="⚬">
        <style:list-level-properties text:space-before="1.236cm" text:min-label-width="0.669cm"/>
        <style:text-properties style:font-name="Montserrat Light" fo:color="#294172" fo:font-size="100%"/>
      </text:list-level-style-bullet>
      <text:list-level-style-bullet text:level="3" text:bullet-char="■">
        <style:list-level-properties text:space-before="2.189cm" text:min-label-width="0.669cm"/>
        <style:text-properties style:font-name="Montserrat Light" fo:color="#294172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■">
        <style:list-level-properties text:space-before="0.248cm" text:min-label-width="0.705cm"/>
        <style:text-properties style:font-name="Montserrat Light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8e83e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■">
        <style:list-level-properties text:space-before="0.337cm" text:min-label-width="0.616cm"/>
        <style:text-properties style:font-name="Montserrat Light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space-before="0.3cm" text:min-label-width="0.9cm"/>
        <style:text-properties fo:color="#8e83e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ow to use this deck" draw:style-name="dp1" draw:master-page-name="ONE_5f_COLUMN_5f_TEXT">
        <draw:frame draw:name="Google Shape;99;p16" presentation:style-name="pr1" draw:text-style-name="P2" draw:layer="layout" svg:width="16.835cm" svg:height="1.59cm" svg:x="1.787cm" svg:y="1.186cm" presentation:class="title" presentation:user-transformed="true">
          <draw:text-box>
            <text:p text:style-name="P1"><text:span text:style-name="T1">How to use this deck</text:span></text:p>
          </draw:text-box>
        </draw:frame>
        <draw:frame draw:name="Google Shape;100;p16" presentation:style-name="pr2" draw:text-style-name="P5" draw:layer="layout" svg:width="16.835cm" svg:height="8.72cm" svg:x="1.746cm" svg:y="3.807cm" presentation:class="outline" presentation:user-transformed="true">
          <draw:text-box>
            <text:p text:style-name="P3"><text:span text:style-name="T2">Before you begin working, always </text:span><text:span text:style-name="T3">fork the deck</text:span><text:span text:style-name="T2">. </text:span><text:span text:style-name="T4">Click "File &gt; Make a Copy" to build your own version</text:span><text:span text:style-name="T2">.</text:span></text:p>
            <text:p text:style-name="P4"><text:span text:style-name="T2">To access the deck's pre-formatted slides, click either the "Layout" toolbar button or "Slide &gt; Apply Layout" in the menu bar.</text:span></text:p>
          </draw:text-box>
        </draw:frame>
        <draw:frame draw:name="Google Shape;101;p16" presentation:style-name="pr3" draw:text-style-name="P7" draw:layer="layout" svg:width="16.835cm" svg:height="0.734cm" svg:x="1.787cm" svg:y="2.777cm" presentation:class="subtitle" presentation:user-transformed="true">
          <draw:text-box>
            <text:p text:style-name="P6"><text:span text:style-name="T5">Read this before getting started</text:span></text:p>
          </draw:text-box>
        </draw:frame>
        <presentation:notes draw:style-name="dp2">
          <draw:page-thumbnail draw:name="Google Shape;96;gd404890b01_0_570:notes" draw:style-name="gr1" draw:layer="layout" svg:width="16.932cm" svg:height="9.524cm" svg:x="1.059cm" svg:y="1.905cm" draw:page-number="1" presentation:class="page"/>
          <draw:frame draw:name="Google Shape;97;gd404890b01_0_570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title slide" draw:style-name="dp3" draw:master-page-name="TITLE" presentation:presentation-page-layout-name="AL1T0">
        <draw:frame draw:name="Google Shape;106;p17" presentation:style-name="pr5" draw:text-style-name="P10" draw:layer="layout" svg:width="14.817cm" svg:height="3.236cm" svg:x="8.919cm" svg:y="5.016cm" presentation:class="title" presentation:user-transformed="true">
          <draw:text-box>
            <text:p text:style-name="P9"><text:span text:style-name="T6">This is a title slide</text:span></text:p>
          </draw:text-box>
        </draw:frame>
        <draw:frame draw:name="Google Shape;107;p17" presentation:style-name="pr6" draw:text-style-name="P12" draw:layer="layout" svg:width="14.82cm" svg:height="0.896cm" svg:x="8.918cm" svg:y="8.588cm" presentation:class="subtitle" presentation:user-transformed="true">
          <draw:text-box>
            <text:p text:style-name="P11"><text:span text:style-name="T7">It can have a subtitle, too.</text:span></text:p>
          </draw:text-box>
        </draw:frame>
        <draw:frame draw:name="Google Shape;108;p17" presentation:style-name="pr6" draw:text-style-name="P7" draw:layer="layout" svg:width="4.223cm" svg:height="1.282cm" svg:x="19.482cm" svg:y="11.13cm" presentation:class="subtitle" presentation:user-transformed="true">
          <draw:text-box>
            <text:p text:style-name="P13"><text:span text:style-name="T8">Speaker name</text:span></text:p>
            <text:p text:style-name="P14"><text:span text:style-name="T8">Title</text:span></text:p>
          </draw:text-box>
        </draw:frame>
        <draw:frame draw:name="Google Shape;109;p17" presentation:style-name="pr6" draw:text-style-name="P7" draw:layer="layout" svg:width="4.223cm" svg:height="1.282cm" svg:x="13.029cm" svg:y="11.13cm" presentation:class="subtitle" presentation:user-transformed="true">
          <draw:text-box>
            <text:p text:style-name="P13"><text:span text:style-name="T8">Speaker name</text:span></text:p>
            <text:p text:style-name="P14"><text:span text:style-name="T8">Title</text:span></text:p>
          </draw:text-box>
        </draw:frame>
        <presentation:notes draw:style-name="dp2">
          <draw:page-thumbnail draw:name="Google Shape;103;gd404890b01_0_410:notes" draw:style-name="gr1" draw:layer="layout" svg:width="16.932cm" svg:height="9.524cm" svg:x="1.059cm" svg:y="1.905cm" draw:page-number="2" presentation:class="page"/>
          <draw:frame draw:name="Google Shape;104;gd404890b01_0_410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the default slide." draw:style-name="dp3" draw:master-page-name="CUSTOM_5f_1">
        <draw:frame draw:name="Google Shape;114;p18" presentation:style-name="pr8" draw:text-style-name="P2" draw:layer="layout" svg:width="18.77cm" svg:height="1.59cm" svg:x="1.787cm" svg:y="1.186cm" presentation:class="title" presentation:user-transformed="true">
          <draw:text-box>
            <text:p text:style-name="P1"><text:span text:style-name="T1">This is the default slide.</text:span></text:p>
          </draw:text-box>
        </draw:frame>
        <draw:frame draw:name="Google Shape;115;p18" presentation:style-name="pr9" draw:text-style-name="P16" draw:layer="layout" svg:width="18.77cm" svg:height="7.332cm" svg:x="1.787cm" svg:y="4.008cm" presentation:class="outline" presentation:user-transformed="true">
          <draw:text-box>
            <text:p text:style-name="P15"><text:span text:style-name="T9">You can add text to it like this. It also features nested lists.</text:span></text:p>
            <text:list text:style-name="L8">
              <text:list-item>
                <text:p text:style-name="P15"><text:span text:style-name="T9">They look like this.</text:span></text:p>
              </text:list-item>
            </text:list>
            <text:list text:style-name="L9">
              <text:list-item>
                <text:list>
                  <text:list-item>
                    <text:p text:style-name="P15"><text:span text:style-name="T9">And this.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5"><text:span text:style-name="T9">And this</text:span></text:p>
                      </text:list-item>
                    </text:list>
                  </text:list-item>
                </text:list>
              </text:list-item>
            </text:list>
            <text:p text:style-name="P15"><text:span text:style-name="T9">Lorem ipsum dolor sit amet, consectetur adipiscing elit. Aliquam dignissim eleifend purus, ut consectetur ligula scelerisque eu. Nullam ultricies, sem id rhoncus condimentum, augue lectus.</text:span></text:p>
            <text:p text:style-name="P15"><text:span text:style-name="T9"/></text:p>
          </draw:text-box>
        </draw:frame>
        <draw:frame draw:name="Google Shape;116;p18" presentation:style-name="pr10" draw:text-style-name="P7" draw:layer="layout" svg:width="18.77cm" svg:height="0.734cm" svg:x="1.787cm" svg:y="2.777cm" presentation:class="subtitle" presentation:user-transformed="true">
          <draw:text-box>
            <text:p text:style-name="P6"><text:span text:style-name="T5">You can add a subtitle here.</text:span></text:p>
          </draw:text-box>
        </draw:frame>
        <draw:frame draw:name="Google Shape;117;p18" presentation:style-name="pr11" draw:text-style-name="P17" draw:layer="layout" svg:width="9.336cm" svg:height="0.596cm" svg:x="1.787cm" svg:y="13.395cm" presentation:class="subtitle" presentation:placeholder="true" presentation:user-transformed="true">
          <draw:text-box/>
        </draw:frame>
        <presentation:notes draw:style-name="dp2">
          <draw:page-thumbnail draw:name="Google Shape;111;gd404890b01_0_575:notes" draw:style-name="gr1" draw:layer="layout" svg:width="16.932cm" svg:height="9.524cm" svg:x="1.059cm" svg:y="1.905cm" draw:page-number="3" presentation:class="page"/>
          <draw:frame draw:name="Google Shape;112;gd404890b01_0_575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t has a two-column variant." draw:style-name="dp3" draw:master-page-name="CUSTOM_5f_1_5f_1">
        <draw:frame draw:name="Google Shape;122;p19" presentation:style-name="pr13" draw:text-style-name="P2" draw:layer="layout" svg:width="20.953cm" svg:height="1.59cm" svg:x="1.787cm" svg:y="1.186cm" presentation:class="title" presentation:user-transformed="true">
          <draw:text-box>
            <text:p text:style-name="P1"><text:span text:style-name="T1">It has a two-column variant.</text:span></text:p>
          </draw:text-box>
        </draw:frame>
        <draw:frame draw:name="Google Shape;123;p19" presentation:style-name="pr14" draw:text-style-name="P16" draw:layer="layout" svg:width="9.767cm" svg:height="7.332cm" svg:x="1.787cm" svg:y="4.558cm" presentation:class="outline" presentation:user-transformed="true">
          <draw:text-box>
            <text:p text:style-name="P15"><text:span text:style-name="T9">Lorem ipsum dolor sit amet, consectetur adipiscing elit. Aliquam dignissim eleifend purus, ut consectetur ligula scelerisque eu. Nullam ultricies, sem id rhoncus condimentum, augue lectus.</text:span></text:p>
            <text:p text:style-name="P15"><text:span text:style-name="T9"/></text:p>
          </draw:text-box>
        </draw:frame>
        <draw:frame draw:name="Google Shape;124;p19" presentation:style-name="pr15" draw:text-style-name="P7" draw:layer="layout" svg:width="9.767cm" svg:height="0.734cm" svg:x="1.787cm" svg:y="3.327cm" presentation:class="subtitle" presentation:user-transformed="true">
          <draw:text-box>
            <text:p text:style-name="P6"><text:span text:style-name="T10">Column 1</text:span></text:p>
          </draw:text-box>
        </draw:frame>
        <draw:frame draw:name="Google Shape;125;p19" presentation:style-name="pr14" draw:text-style-name="P16" draw:layer="layout" svg:width="9.767cm" svg:height="7.332cm" svg:x="12.973cm" svg:y="4.558cm" presentation:class="outline" presentation:user-transformed="true">
          <draw:text-box>
            <text:p text:style-name="P15"><text:span text:style-name="T9">Lorem ipsum dolor sit amet, consectetur adipiscing elit. Aliquam dignissim eleifend purus, ut consectetur ligula scelerisque eu. Nullam ultricies, sem id rhoncus condimentum, augue lectus.</text:span></text:p>
            <text:p text:style-name="P15"><text:span text:style-name="T9"/></text:p>
          </draw:text-box>
        </draw:frame>
        <draw:frame draw:name="Google Shape;126;p19" presentation:style-name="pr15" draw:text-style-name="P7" draw:layer="layout" svg:width="9.767cm" svg:height="0.734cm" svg:x="12.973cm" svg:y="3.327cm" presentation:class="subtitle" presentation:user-transformed="true">
          <draw:text-box>
            <text:p text:style-name="P6"><text:span text:style-name="T10">Column 2</text:span></text:p>
          </draw:text-box>
        </draw:frame>
        <draw:frame draw:name="Google Shape;127;p19" presentation:style-name="pr16" draw:text-style-name="P17" draw:layer="layout" svg:width="9.336cm" svg:height="0.596cm" svg:x="1.787cm" svg:y="13.395cm" presentation:class="subtitle" presentation:placeholder="true" presentation:user-transformed="true">
          <draw:text-box/>
        </draw:frame>
        <presentation:notes draw:style-name="dp2">
          <draw:page-thumbnail draw:name="Google Shape;119;gd404890b01_0_583:notes" draw:style-name="gr1" draw:layer="layout" svg:width="16.932cm" svg:height="9.524cm" svg:x="1.059cm" svg:y="1.905cm" draw:page-number="4" presentation:class="page"/>
          <draw:frame draw:name="Google Shape;120;gd404890b01_0_583:notes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d a three-column variant." draw:style-name="dp3" draw:master-page-name="CUSTOM_5f_1_5f_1_5f_1">
        <draw:frame draw:name="Google Shape;132;p20" presentation:style-name="pr18" draw:text-style-name="P2" draw:layer="layout" svg:width="22.533cm" svg:height="1.59cm" svg:x="1.787cm" svg:y="1.186cm" presentation:class="title" presentation:user-transformed="true">
          <draw:text-box>
            <text:p text:style-name="P1"><text:span text:style-name="T1">And a three-column variant.</text:span></text:p>
          </draw:text-box>
        </draw:frame>
        <draw:frame draw:name="Google Shape;133;p20" presentation:style-name="pr19" draw:text-style-name="P16" draw:layer="layout" svg:width="6.848cm" svg:height="7.332cm" svg:x="1.787cm" svg:y="4.558cm" presentation:class="outline" presentation:user-transformed="true">
          <draw:text-box>
            <text:p text:style-name="P15"><text:span text:style-name="T9">Lorem ipsum dolor sit amet, consectetur adipiscing elit. Aliquam dignissim eleifend purus, ut consectetur ligula scelerisque eu. Nullam ultricies, sem id rhoncus condimentum, augue lectus.</text:span></text:p>
            <text:p text:style-name="P15"><text:span text:style-name="T9"/></text:p>
          </draw:text-box>
        </draw:frame>
        <draw:frame draw:name="Google Shape;134;p20" presentation:style-name="pr20" draw:text-style-name="P7" draw:layer="layout" svg:width="6.848cm" svg:height="0.734cm" svg:x="1.787cm" svg:y="3.327cm" presentation:class="subtitle" presentation:user-transformed="true">
          <draw:text-box>
            <text:p text:style-name="P6"><text:span text:style-name="T10">Column 1</text:span></text:p>
          </draw:text-box>
        </draw:frame>
        <draw:frame draw:name="Google Shape;135;p20" presentation:style-name="pr19" draw:text-style-name="P16" draw:layer="layout" svg:width="6.848cm" svg:height="7.332cm" svg:x="9.63cm" svg:y="4.558cm" presentation:class="outline" presentation:user-transformed="true">
          <draw:text-box>
            <text:p text:style-name="P15"><text:span text:style-name="T9">Lorem ipsum dolor sit amet, consectetur adipiscing elit. Aliquam dignissim eleifend purus, ut consectetur ligula scelerisque eu. Nullam ultricies, sem id rhoncus condimentum, augue lectus.</text:span></text:p>
            <text:p text:style-name="P15"><text:span text:style-name="T9"/></text:p>
          </draw:text-box>
        </draw:frame>
        <draw:frame draw:name="Google Shape;136;p20" presentation:style-name="pr20" draw:text-style-name="P7" draw:layer="layout" svg:width="6.848cm" svg:height="0.734cm" svg:x="9.63cm" svg:y="3.327cm" presentation:class="subtitle" presentation:user-transformed="true">
          <draw:text-box>
            <text:p text:style-name="P6"><text:span text:style-name="T10">Column 2</text:span></text:p>
          </draw:text-box>
        </draw:frame>
        <draw:frame draw:name="Google Shape;137;p20" presentation:style-name="pr19" draw:text-style-name="P16" draw:layer="layout" svg:width="6.848cm" svg:height="7.332cm" svg:x="17.473cm" svg:y="4.558cm" presentation:class="outline" presentation:user-transformed="true">
          <draw:text-box>
            <text:p text:style-name="P15"><text:span text:style-name="T9">Lorem ipsum dolor sit amet, consectetur adipiscing elit. Aliquam dignissim eleifend purus, ut consectetur ligula scelerisque eu. Nullam ultricies, sem id rhoncus condimentum, augue lectus.</text:span></text:p>
            <text:p text:style-name="P15"><text:span text:style-name="T9"/></text:p>
          </draw:text-box>
        </draw:frame>
        <draw:frame draw:name="Google Shape;138;p20" presentation:style-name="pr20" draw:text-style-name="P7" draw:layer="layout" svg:width="6.848cm" svg:height="0.734cm" svg:x="17.473cm" svg:y="3.327cm" presentation:class="subtitle" presentation:user-transformed="true">
          <draw:text-box>
            <text:p text:style-name="P6"><text:span text:style-name="T10">Column 3</text:span></text:p>
          </draw:text-box>
        </draw:frame>
        <draw:frame draw:name="Google Shape;139;p20" presentation:style-name="pr21" draw:text-style-name="P17" draw:layer="layout" svg:width="9.336cm" svg:height="0.596cm" svg:x="1.787cm" svg:y="13.395cm" presentation:class="subtitle" presentation:placeholder="true" presentation:user-transformed="true">
          <draw:text-box/>
        </draw:frame>
        <presentation:notes draw:style-name="dp2">
          <draw:page-thumbnail draw:name="Google Shape;129;gd404890b01_0_697:notes" draw:style-name="gr1" draw:layer="layout" svg:width="16.932cm" svg:height="9.524cm" svg:x="1.059cm" svg:y="1.905cm" draw:page-number="5" presentation:class="page"/>
          <draw:frame draw:name="Google Shape;130;gd404890b01_0_697:notes" presentation:style-name="pr2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section divider." draw:style-name="dp3" draw:master-page-name="MAIN_5f_POINT">
        <draw:frame draw:name="Google Shape;144;p21" presentation:style-name="pr23" draw:text-style-name="P18" draw:layer="layout" svg:width="15.1cm" svg:height="3.766cm" svg:x="7.988cm" svg:y="4.508cm" presentation:class="title" presentation:user-transformed="true">
          <draw:text-box>
            <text:p text:style-name="P9"><text:span text:style-name="T11">This is a section divider.</text:span></text:p>
          </draw:text-box>
        </draw:frame>
        <presentation:notes draw:style-name="dp2">
          <draw:page-thumbnail draw:name="Google Shape;141;gd404890b01_0_445:notes" draw:style-name="gr1" draw:layer="layout" svg:width="16.932cm" svg:height="9.524cm" svg:x="1.059cm" svg:y="1.905cm" draw:page-number="6" presentation:class="page"/>
          <draw:frame draw:name="Google Shape;142;gd404890b01_0_445:notes" presentation:style-name="pr2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list slide." draw:style-name="dp3" draw:master-page-name="ONE_5f_COLUMN_5f_TEXT">
        <draw:frame draw:name="Google Shape;149;p22" presentation:style-name="pr1" draw:text-style-name="P2" draw:layer="layout" svg:width="16.835cm" svg:height="1.59cm" svg:x="1.787cm" svg:y="1.186cm" presentation:class="title" presentation:user-transformed="true">
          <draw:text-box>
            <text:p text:style-name="P1"><text:span text:style-name="T1">This is a list slide.</text:span></text:p>
          </draw:text-box>
        </draw:frame>
        <draw:frame draw:name="Google Shape;150;p22" presentation:style-name="pr2" draw:text-style-name="P5" draw:layer="layout" svg:width="16.835cm" svg:height="8.72cm" svg:x="1.746cm" svg:y="3.807cm" presentation:class="outline" presentation:user-transformed="true">
          <draw:text-box>
            <text:list text:style-name="L15">
              <text:list-item>
                <text:p text:style-name="P19"><text:span text:style-name="T2">Item 1</text:span></text:p>
              </text:list-item>
              <text:list-item>
                <text:p text:style-name="P19"><text:span text:style-name="T2">Item 2</text:span></text:p>
              </text:list-item>
              <text:list-item>
                <text:p text:style-name="P19"><text:span text:style-name="T2">Item 3</text:span></text:p>
              </text:list-item>
              <text:list-item>
                <text:p text:style-name="P20"><text:span text:style-name="T2">Item 4</text:span></text:p>
              </text:list-item>
            </text:list>
          </draw:text-box>
        </draw:frame>
        <draw:frame draw:name="Google Shape;151;p22" presentation:style-name="pr3" draw:text-style-name="P7" draw:layer="layout" svg:width="16.835cm" svg:height="0.734cm" svg:x="1.787cm" svg:y="2.777cm" presentation:class="subtitle" presentation:user-transformed="true">
          <draw:text-box>
            <text:p text:style-name="P6"><text:span text:style-name="T5">You can subtitle it.</text:span></text:p>
          </draw:text-box>
        </draw:frame>
        <presentation:notes draw:style-name="dp2">
          <draw:page-thumbnail draw:name="Google Shape;146;gd404890b01_0_594:notes" draw:style-name="gr1" draw:layer="layout" svg:width="16.932cm" svg:height="9.524cm" svg:x="1.059cm" svg:y="1.905cm" draw:page-number="7" presentation:class="page"/>
          <draw:frame draw:name="Google Shape;147;gd404890b01_0_594:notes" presentation:style-name="pr2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comparison slide." draw:style-name="dp3" draw:master-page-name="CUSTOM_5f_1_5f_1_5f_2">
        <draw:frame draw:name="Google Shape;156;p23" presentation:style-name="pr26" draw:text-style-name="P16" draw:layer="layout" svg:width="9.767cm" svg:height="6.582cm" svg:x="1.787cm" svg:y="5.307cm" presentation:class="outline" presentation:user-transformed="true">
          <draw:text-box>
            <text:p text:style-name="P21"><text:span text:style-name="T9">Lorem ipsum dolor sit amet, consectetur adipiscing elit. Aliquam dignissim eleifend purus, ut consectetur ligula scelerisque eu. Nullam ultricies, sem id rhoncus condimentum, augue lectus.</text:span></text:p>
          </draw:text-box>
        </draw:frame>
        <draw:frame draw:name="Google Shape;157;p23" presentation:style-name="pr27" draw:text-style-name="P2" draw:layer="layout" svg:width="20.953cm" svg:height="1.59cm" svg:x="1.787cm" svg:y="1.186cm" presentation:class="title" presentation:user-transformed="true">
          <draw:text-box>
            <text:p text:style-name="P22"><text:span text:style-name="T1">This is a comparison slide.</text:span></text:p>
          </draw:text-box>
        </draw:frame>
        <draw:frame draw:name="Google Shape;158;p23" presentation:style-name="pr28" draw:text-style-name="P7" draw:layer="layout" svg:width="9.767cm" svg:height="0.659cm" svg:x="1.787cm" svg:y="4.201cm" presentation:class="subtitle" presentation:user-transformed="true">
          <draw:text-box>
            <text:p text:style-name="P23"><text:span text:style-name="T10">Item 1</text:span></text:p>
          </draw:text-box>
        </draw:frame>
        <draw:frame draw:name="Google Shape;159;p23" presentation:style-name="pr26" draw:text-style-name="P16" draw:layer="layout" svg:width="9.767cm" svg:height="6.582cm" svg:x="12.973cm" svg:y="5.307cm" presentation:class="outline" presentation:user-transformed="true">
          <draw:text-box>
            <text:p text:style-name="P21"><text:span text:style-name="T9">Lorem ipsum dolor sit amet, consectetur adipiscing elit. Aliquam dignissim eleifend purus, ut consectetur ligula scelerisque eu. Nullam ultricies, sem id rhoncus condimentum, augue lectus.</text:span></text:p>
            <text:p text:style-name="P21"><text:span text:style-name="T9"/></text:p>
            <text:p text:style-name="P21"><text:span text:style-name="T9"/></text:p>
          </draw:text-box>
        </draw:frame>
        <draw:frame draw:name="Google Shape;160;p23" presentation:style-name="pr28" draw:text-style-name="P7" draw:layer="layout" svg:width="9.767cm" svg:height="0.659cm" svg:x="12.973cm" svg:y="4.201cm" presentation:class="subtitle" presentation:user-transformed="true">
          <draw:text-box>
            <text:p text:style-name="P23"><text:span text:style-name="T10">Item 2</text:span></text:p>
          </draw:text-box>
        </draw:frame>
        <draw:frame draw:name="Google Shape;161;p23" presentation:style-name="pr29" draw:text-style-name="P17" draw:layer="layout" svg:width="9.336cm" svg:height="0.596cm" svg:x="1.787cm" svg:y="13.395cm" presentation:class="subtitle" presentation:placeholder="true" presentation:user-transformed="true">
          <draw:text-box/>
        </draw:frame>
        <presentation:notes draw:style-name="dp2">
          <draw:page-thumbnail draw:name="Google Shape;153;gd640841394_0_45:notes" draw:style-name="gr1" draw:layer="layout" svg:width="16.932cm" svg:height="9.524cm" svg:x="1.059cm" svg:y="1.905cm" draw:page-number="8" presentation:class="page"/>
          <draw:frame draw:name="Google Shape;154;gd640841394_0_45:notes" presentation:style-name="pr3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feature slide." draw:style-name="dp3" draw:master-page-name="CUSTOM_5f_1_5f_2">
        <draw:frame draw:name="Google Shape;166;p24" presentation:style-name="pr31" draw:text-style-name="P24" draw:layer="layout" svg:width="10.275cm" svg:height="1.59cm" svg:x="1.787cm" svg:y="1.186cm" presentation:class="title" presentation:user-transformed="true">
          <draw:text-box>
            <text:p text:style-name="P1"><text:span text:style-name="T12">This is a feature slide.</text:span></text:p>
          </draw:text-box>
        </draw:frame>
        <draw:frame draw:name="Google Shape;167;p24" presentation:style-name="pr32" draw:text-style-name="P25" draw:layer="layout" svg:width="10.275cm" svg:height="0.734cm" svg:x="1.787cm" svg:y="2.777cm" presentation:class="subtitle" presentation:user-transformed="true">
          <draw:text-box>
            <text:p text:style-name="P6"><text:span text:style-name="T13">Use it to highlight some feature of something.</text:span></text:p>
          </draw:text-box>
        </draw:frame>
        <draw:frame draw:name="Google Shape;168;p24" presentation:style-name="pr33" draw:text-style-name="P29" draw:layer="layout" svg:width="10.275cm" svg:height="7.332cm" svg:x="1.787cm" svg:y="4.008cm" presentation:class="outline" presentation:user-transformed="true">
          <draw:text-box>
            <text:list text:style-name="L18">
              <text:list-item>
                <text:p text:style-name="P26"><text:span text:style-name="T14">Note 1</text:span></text:p>
              </text:list-item>
              <text:list-item>
                <text:p text:style-name="P27"><text:span text:style-name="T14">Note 2</text:span></text:p>
              </text:list-item>
              <text:list-item>
                <text:p text:style-name="P27"><text:span text:style-name="T14">Note 3</text:span></text:p>
              </text:list-item>
              <text:list-item>
                <text:p text:style-name="P28"><text:span text:style-name="T14">Note 4</text:span></text:p>
              </text:list-item>
            </text:list>
          </draw:text-box>
        </draw:frame>
        <draw:custom-shape draw:name="Google Shape;169;p24" draw:style-name="gr2" draw:text-style-name="P30" draw:layer="layout" svg:width="11.122cm" svg:height="10.982cm" svg:x="13.28cm" svg:y="0.622cm">
          <text:p text:style-name="P22"><text:span text:style-name="T15">Delete this and put a screenshot her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0;p24" presentation:style-name="pr34" draw:text-style-name="P17" draw:layer="layout" svg:width="9.336cm" svg:height="0.596cm" svg:x="1.787cm" svg:y="13.395cm" presentation:class="subtitle" presentation:placeholder="true" presentation:user-transformed="true">
          <draw:text-box/>
        </draw:frame>
        <presentation:notes draw:style-name="dp2">
          <draw:page-thumbnail draw:name="Google Shape;163;gd640841394_0_138:notes" draw:style-name="gr1" draw:layer="layout" svg:width="16.932cm" svg:height="9.524cm" svg:x="1.059cm" svg:y="1.905cm" draw:page-number="9" presentation:class="page"/>
          <draw:frame draw:name="Google Shape;164;gd640841394_0_138:notes" presentation:style-name="pr3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bold statement." draw:style-name="dp3" draw:master-page-name="MAIN_5f_POINT_5f_1">
        <draw:frame draw:name="Google Shape;175;p25" presentation:style-name="pr36" draw:text-style-name="P31" draw:layer="layout" svg:width="17.687cm" svg:height="11.362cm" svg:x="1.362cm" svg:y="1.25cm" presentation:class="title" presentation:user-transformed="true">
          <draw:text-box>
            <text:p text:style-name="P1"><text:span text:style-name="T16">This is a bold statement.</text:span></text:p>
          </draw:text-box>
        </draw:frame>
        <presentation:notes draw:style-name="dp2">
          <draw:page-thumbnail draw:name="Google Shape;172;gd404890b01_0_599:notes" draw:style-name="gr1" draw:layer="layout" svg:width="16.932cm" svg:height="9.524cm" svg:x="1.059cm" svg:y="1.905cm" draw:page-number="10" presentation:class="page"/>
          <draw:frame draw:name="Google Shape;173;gd404890b01_0_599:notes" presentation:style-name="pr3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You can make it in many colors." draw:style-name="dp3" draw:master-page-name="MAIN_5f_POINT_5f_1_5f_1">
        <draw:frame draw:name="Google Shape;180;p26" presentation:style-name="pr38" draw:text-style-name="P31" draw:layer="layout" svg:width="17.687cm" svg:height="11.362cm" svg:x="1.362cm" svg:y="1.25cm" presentation:class="title" presentation:user-transformed="true">
          <draw:text-box>
            <text:p text:style-name="P1"><text:span text:style-name="T16">You can make it in many colors.</text:span></text:p>
          </draw:text-box>
        </draw:frame>
        <presentation:notes draw:style-name="dp2">
          <draw:page-thumbnail draw:name="Google Shape;177;gd404890b01_0_607:notes" draw:style-name="gr1" draw:layer="layout" svg:width="16.932cm" svg:height="9.524cm" svg:x="1.059cm" svg:y="1.905cm" draw:page-number="11" presentation:class="page"/>
          <draw:frame draw:name="Google Shape;178;gd404890b01_0_607:notes" presentation:style-name="pr3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ke this." draw:style-name="dp3" draw:master-page-name="MAIN_5f_POINT_5f_1_5f_1_5f_1_5f_1">
        <draw:frame draw:name="Google Shape;185;p27" presentation:style-name="pr40" draw:text-style-name="P31" draw:layer="layout" svg:width="17.687cm" svg:height="11.362cm" svg:x="1.362cm" svg:y="1.25cm" presentation:class="title" presentation:user-transformed="true">
          <draw:text-box>
            <text:p text:style-name="P1"><text:span text:style-name="T16">Like this.</text:span></text:p>
          </draw:text-box>
        </draw:frame>
        <presentation:notes draw:style-name="dp2">
          <draw:page-thumbnail draw:name="Google Shape;182;gd404890b01_0_669:notes" draw:style-name="gr1" draw:layer="layout" svg:width="16.932cm" svg:height="9.524cm" svg:x="1.059cm" svg:y="1.905cm" draw:page-number="12" presentation:class="page"/>
          <draw:frame draw:name="Google Shape;183;gd404890b01_0_669:notes" presentation:style-name="pr4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r this." draw:style-name="dp3" draw:master-page-name="MAIN_5f_POINT_5f_1_5f_1_5f_1_5f_1_5f_1">
        <draw:frame draw:name="Google Shape;190;p28" presentation:style-name="pr42" draw:text-style-name="P31" draw:layer="layout" svg:width="17.687cm" svg:height="11.362cm" svg:x="1.362cm" svg:y="1.25cm" presentation:class="title" presentation:user-transformed="true">
          <draw:text-box>
            <text:p text:style-name="P1"><text:span text:style-name="T16">Or this.</text:span></text:p>
          </draw:text-box>
        </draw:frame>
        <presentation:notes draw:style-name="dp2">
          <draw:page-thumbnail draw:name="Google Shape;187;g12f2f4a6006_0_0:notes" draw:style-name="gr1" draw:layer="layout" svg:width="16.932cm" svg:height="9.524cm" svg:x="1.059cm" svg:y="1.905cm" draw:page-number="13" presentation:class="page"/>
          <draw:frame draw:name="Google Shape;188;g12f2f4a6006_0_0:notes" presentation:style-name="pr4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quot;This is an important quotation.&quot;" draw:style-name="dp3" draw:master-page-name="MAIN_5f_POINT_5f_2">
        <draw:frame draw:name="Google Shape;195;p29" presentation:style-name="pr44" draw:text-style-name="P32" draw:layer="layout" svg:width="12.95cm" svg:height="3.766cm" svg:x="5.253cm" svg:y="4.508cm" presentation:class="title" presentation:user-transformed="true">
          <draw:text-box>
            <text:p text:style-name="P9"><text:span text:style-name="T17">"This is an important quotation."</text:span></text:p>
          </draw:text-box>
        </draw:frame>
        <draw:frame draw:name="Google Shape;196;p29" presentation:style-name="pr45" draw:text-style-name="P16" draw:layer="layout" svg:width="4.727cm" svg:height="1.248cm" svg:x="19.671cm" svg:y="5.595cm" presentation:class="outline" presentation:user-transformed="true">
          <draw:text-box>
            <text:p text:style-name="P6"><text:span text:style-name="T18">Quotey McQuotesayer</text:span></text:p>
          </draw:text-box>
        </draw:frame>
        <presentation:notes draw:style-name="dp2">
          <draw:page-thumbnail draw:name="Google Shape;192;gd404890b01_0_663:notes" draw:style-name="gr1" draw:layer="layout" svg:width="16.932cm" svg:height="9.524cm" svg:x="1.059cm" svg:y="1.905cm" draw:page-number="14" presentation:class="page"/>
          <draw:frame draw:name="Google Shape;193;gd404890b01_0_663:notes" presentation:style-name="pr4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ONE_5f_COLUMN_5f_TEXT_5f_1">
        <draw:frame draw:name="Google Shape;201;p30" presentation:style-name="pr47" draw:text-style-name="P33" draw:layer="layout" svg:width="9.336cm" svg:height="0.596cm" svg:x="1.787cm" svg:y="13.395cm" presentation:class="subtitle" presentation:placeholder="true" presentation:user-transformed="true">
          <draw:text-box/>
        </draw:frame>
        <draw:frame draw:name="Google Shape;202;p30" presentation:style-name="pr48" draw:text-style-name="P24" draw:layer="layout" svg:width="17.731cm" svg:height="6.807cm" svg:x="1.612cm" svg:y="2.952cm" presentation:class="title" presentation:user-transformed="true">
          <draw:text-box>
            <text:p text:style-name="P34"><text:span text:style-name="T19">"This is an extended quotation that requires more space.</text:span><text:span text:style-name="T19"><text:line-break/></text:span><text:span text:style-name="T19">Lorem ipsum dolor sit amet, consectetur adipiscing elit. Aliquam dignissim eleifend purus, ut consectetur ligula scelerisque eu. Nullam ultricies, sem id rhoncus condimentum, augue lectus."</text:span></text:p>
          </draw:text-box>
        </draw:frame>
        <draw:frame draw:name="Google Shape;203;p30" presentation:style-name="pr49" draw:text-style-name="P25" draw:layer="layout" svg:width="9.508cm" svg:height="1.176cm" svg:x="9.89cm" svg:y="10.086cm" presentation:class="subtitle" presentation:user-transformed="true">
          <draw:text-box>
            <text:p text:style-name="P11"><text:span text:style-name="T13">Quotey McQuotesayer</text:span></text:p>
          </draw:text-box>
        </draw:frame>
        <draw:custom-shape draw:name="Google Shape;204;p30" draw:style-name="gr3" draw:text-style-name="P35" draw:layer="layout" svg:width="1.166cm" svg:height="0.001cm" svg:x="18.232cm" svg:y="9.7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98;gd640841394_0_87:notes" draw:style-name="gr1" draw:layer="layout" svg:width="16.932cm" svg:height="9.524cm" svg:x="1.059cm" svg:y="1.905cm" draw:page-number="15" presentation:class="page"/>
          <draw:frame draw:name="Google Shape;199;gd640841394_0_87:notes" presentation:style-name="pr5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tserrat" svg:font-family="Montserrat"/>
    <style:font-face style:name="Montserrat Light" svg:font-family="'Montserrat Light'"/>
    <style:font-face style:name="Montserrat Medium" svg:font-family="'Montserrat Medium'"/>
    <style:font-face style:name="Montserrat SemiBold" svg:font-family="'Montserrat SemiBold'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53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background" style:display-name="CUSTOM_1-background" style:family="presentation">
      <style:graphic-properties draw:stroke="none" draw:fill="solid" draw:fill-color="#ffffff"/>
      <style:text-properties style:letter-kerning="true"/>
    </style:style>
    <style:style style:name="CUSTOM_5f_1-backgroundobjects" style:display-name="CUSTOM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-notes" style:display-name="CUSTOM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-outline1" style:display-name="CUSTOM_1-outline1" style:family="presentation">
      <style:graphic-properties draw:stroke="none" draw:fill="none" draw:auto-grow-height="false" draw:fit-to-size="shrink-to-fit" style:shrink-to-fit="true">
        <text:list-style style:name="CUSTOM_5f_1-outline1" style:display-name="CUSTOM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outline2" style:display-name="CUSTOM_1-outline2" style:family="presentation" style:parent-style-name="CUSTOM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3" style:display-name="CUSTOM_1-outline3" style:family="presentation" style:parent-style-name="CUSTOM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4" style:display-name="CUSTOM_1-outline4" style:family="presentation" style:parent-style-name="CUSTOM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5" style:display-name="CUSTOM_1-outline5" style:family="presentation" style:parent-style-name="CUSTOM_5f_1-outline4">
      <style:paragraph-properties fo:margin-top="0.1cm" fo:margin-bottom="0cm"/>
      <style:text-properties fo:font-size="20pt" style:font-size-asian="20pt" style:font-size-complex="20pt"/>
    </style:style>
    <style:style style:name="CUSTOM_5f_1-outline6" style:display-name="CUSTOM_1-outline6" style:family="presentation" style:parent-style-name="CUSTOM_5f_1-outline5">
      <style:paragraph-properties fo:margin-top="0.1cm" fo:margin-bottom="0cm"/>
      <style:text-properties fo:font-size="20pt" style:font-size-asian="20pt" style:font-size-complex="20pt"/>
    </style:style>
    <style:style style:name="CUSTOM_5f_1-outline7" style:display-name="CUSTOM_1-outline7" style:family="presentation" style:parent-style-name="CUSTOM_5f_1-outline6">
      <style:paragraph-properties fo:margin-top="0.1cm" fo:margin-bottom="0cm"/>
      <style:text-properties fo:font-size="20pt" style:font-size-asian="20pt" style:font-size-complex="20pt"/>
    </style:style>
    <style:style style:name="CUSTOM_5f_1-outline8" style:display-name="CUSTOM_1-outline8" style:family="presentation" style:parent-style-name="CUSTOM_5f_1-outline7">
      <style:paragraph-properties fo:margin-top="0.1cm" fo:margin-bottom="0cm"/>
      <style:text-properties fo:font-size="20pt" style:font-size-asian="20pt" style:font-size-complex="20pt"/>
    </style:style>
    <style:style style:name="CUSTOM_5f_1-outline9" style:display-name="CUSTOM_1-outline9" style:family="presentation" style:parent-style-name="CUSTOM_5f_1-outline8">
      <style:paragraph-properties fo:margin-top="0.1cm" fo:margin-bottom="0cm"/>
      <style:text-properties fo:font-size="20pt" style:font-size-asian="20pt" style:font-size-complex="20pt"/>
    </style:style>
    <style:style style:name="CUSTOM_5f_1-subtitle" style:display-name="CUSTOM_1-subtitle" style:family="presentation">
      <style:graphic-properties draw:stroke="none" draw:fill="none" draw:textarea-vertical-align="middle">
        <text:list-style style:name="CUSTOM_5f_1-subtitle" style:display-name="CUSTOM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-title" style:display-name="CUSTOM_1-title" style:family="presentation">
      <style:graphic-properties draw:stroke="none" draw:fill="none" draw:textarea-vertical-align="middle">
        <text:list-style style:name="CUSTOM_5f_1-title" style:display-name="CUSTOM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-background" style:display-name="CUSTOM_1_1-background" style:family="presentation">
      <style:graphic-properties draw:stroke="none" draw:fill="solid" draw:fill-color="#ffffff"/>
      <style:text-properties style:letter-kerning="true"/>
    </style:style>
    <style:style style:name="CUSTOM_5f_1_5f_1-backgroundobjects" style:display-name="CUSTOM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1-notes" style:display-name="CUSTOM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1-outline1" style:display-name="CUSTOM_1_1-outline1" style:family="presentation">
      <style:graphic-properties draw:stroke="none" draw:fill="none" draw:auto-grow-height="false" draw:fit-to-size="shrink-to-fit" style:shrink-to-fit="true">
        <text:list-style style:name="CUSTOM_5f_1_5f_1-outline1" style:display-name="CUSTOM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-outline2" style:display-name="CUSTOM_1_1-outline2" style:family="presentation" style:parent-style-name="CUSTOM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-outline3" style:display-name="CUSTOM_1_1-outline3" style:family="presentation" style:parent-style-name="CUSTOM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-outline4" style:display-name="CUSTOM_1_1-outline4" style:family="presentation" style:parent-style-name="CUSTOM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-outline5" style:display-name="CUSTOM_1_1-outline5" style:family="presentation" style:parent-style-name="CUSTOM_5f_1_5f_1-outline4">
      <style:paragraph-properties fo:margin-top="0.1cm" fo:margin-bottom="0cm"/>
      <style:text-properties fo:font-size="20pt" style:font-size-asian="20pt" style:font-size-complex="20pt"/>
    </style:style>
    <style:style style:name="CUSTOM_5f_1_5f_1-outline6" style:display-name="CUSTOM_1_1-outline6" style:family="presentation" style:parent-style-name="CUSTOM_5f_1_5f_1-outline5">
      <style:paragraph-properties fo:margin-top="0.1cm" fo:margin-bottom="0cm"/>
      <style:text-properties fo:font-size="20pt" style:font-size-asian="20pt" style:font-size-complex="20pt"/>
    </style:style>
    <style:style style:name="CUSTOM_5f_1_5f_1-outline7" style:display-name="CUSTOM_1_1-outline7" style:family="presentation" style:parent-style-name="CUSTOM_5f_1_5f_1-outline6">
      <style:paragraph-properties fo:margin-top="0.1cm" fo:margin-bottom="0cm"/>
      <style:text-properties fo:font-size="20pt" style:font-size-asian="20pt" style:font-size-complex="20pt"/>
    </style:style>
    <style:style style:name="CUSTOM_5f_1_5f_1-outline8" style:display-name="CUSTOM_1_1-outline8" style:family="presentation" style:parent-style-name="CUSTOM_5f_1_5f_1-outline7">
      <style:paragraph-properties fo:margin-top="0.1cm" fo:margin-bottom="0cm"/>
      <style:text-properties fo:font-size="20pt" style:font-size-asian="20pt" style:font-size-complex="20pt"/>
    </style:style>
    <style:style style:name="CUSTOM_5f_1_5f_1-outline9" style:display-name="CUSTOM_1_1-outline9" style:family="presentation" style:parent-style-name="CUSTOM_5f_1_5f_1-outline8">
      <style:paragraph-properties fo:margin-top="0.1cm" fo:margin-bottom="0cm"/>
      <style:text-properties fo:font-size="20pt" style:font-size-asian="20pt" style:font-size-complex="20pt"/>
    </style:style>
    <style:style style:name="CUSTOM_5f_1_5f_1-subtitle" style:display-name="CUSTOM_1_1-subtitle" style:family="presentation">
      <style:graphic-properties draw:stroke="none" draw:fill="none" draw:textarea-vertical-align="middle">
        <text:list-style style:name="CUSTOM_5f_1_5f_1-subtitle" style:display-name="CUSTOM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1-title" style:display-name="CUSTOM_1_1-title" style:family="presentation">
      <style:graphic-properties draw:stroke="none" draw:fill="none" draw:textarea-vertical-align="middle">
        <text:list-style style:name="CUSTOM_5f_1_5f_1-title" style:display-name="CUSTOM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_5f_1-background" style:display-name="CUSTOM_1_1_1-background" style:family="presentation">
      <style:graphic-properties draw:stroke="none" draw:fill="solid" draw:fill-color="#ffffff"/>
      <style:text-properties style:letter-kerning="true"/>
    </style:style>
    <style:style style:name="CUSTOM_5f_1_5f_1_5f_1-backgroundobjects" style:display-name="CUSTOM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1_5f_1-notes" style:display-name="CUSTOM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1_5f_1-outline1" style:display-name="CUSTOM_1_1_1-outline1" style:family="presentation">
      <style:graphic-properties draw:stroke="none" draw:fill="none" draw:auto-grow-height="false" draw:fit-to-size="shrink-to-fit" style:shrink-to-fit="true">
        <text:list-style style:name="CUSTOM_5f_1_5f_1_5f_1-outline1" style:display-name="CUSTOM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_5f_1-outline2" style:display-name="CUSTOM_1_1_1-outline2" style:family="presentation" style:parent-style-name="CUSTOM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1-outline3" style:display-name="CUSTOM_1_1_1-outline3" style:family="presentation" style:parent-style-name="CUSTOM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1-outline4" style:display-name="CUSTOM_1_1_1-outline4" style:family="presentation" style:parent-style-name="CUSTOM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1-outline5" style:display-name="CUSTOM_1_1_1-outline5" style:family="presentation" style:parent-style-name="CUSTOM_5f_1_5f_1_5f_1-outline4">
      <style:paragraph-properties fo:margin-top="0.1cm" fo:margin-bottom="0cm"/>
      <style:text-properties fo:font-size="20pt" style:font-size-asian="20pt" style:font-size-complex="20pt"/>
    </style:style>
    <style:style style:name="CUSTOM_5f_1_5f_1_5f_1-outline6" style:display-name="CUSTOM_1_1_1-outline6" style:family="presentation" style:parent-style-name="CUSTOM_5f_1_5f_1_5f_1-outline5">
      <style:paragraph-properties fo:margin-top="0.1cm" fo:margin-bottom="0cm"/>
      <style:text-properties fo:font-size="20pt" style:font-size-asian="20pt" style:font-size-complex="20pt"/>
    </style:style>
    <style:style style:name="CUSTOM_5f_1_5f_1_5f_1-outline7" style:display-name="CUSTOM_1_1_1-outline7" style:family="presentation" style:parent-style-name="CUSTOM_5f_1_5f_1_5f_1-outline6">
      <style:paragraph-properties fo:margin-top="0.1cm" fo:margin-bottom="0cm"/>
      <style:text-properties fo:font-size="20pt" style:font-size-asian="20pt" style:font-size-complex="20pt"/>
    </style:style>
    <style:style style:name="CUSTOM_5f_1_5f_1_5f_1-outline8" style:display-name="CUSTOM_1_1_1-outline8" style:family="presentation" style:parent-style-name="CUSTOM_5f_1_5f_1_5f_1-outline7">
      <style:paragraph-properties fo:margin-top="0.1cm" fo:margin-bottom="0cm"/>
      <style:text-properties fo:font-size="20pt" style:font-size-asian="20pt" style:font-size-complex="20pt"/>
    </style:style>
    <style:style style:name="CUSTOM_5f_1_5f_1_5f_1-outline9" style:display-name="CUSTOM_1_1_1-outline9" style:family="presentation" style:parent-style-name="CUSTOM_5f_1_5f_1_5f_1-outline8">
      <style:paragraph-properties fo:margin-top="0.1cm" fo:margin-bottom="0cm"/>
      <style:text-properties fo:font-size="20pt" style:font-size-asian="20pt" style:font-size-complex="20pt"/>
    </style:style>
    <style:style style:name="CUSTOM_5f_1_5f_1_5f_1-subtitle" style:display-name="CUSTOM_1_1_1-subtitle" style:family="presentation">
      <style:graphic-properties draw:stroke="none" draw:fill="none" draw:textarea-vertical-align="middle">
        <text:list-style style:name="CUSTOM_5f_1_5f_1_5f_1-subtitle" style:display-name="CUSTOM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1_5f_1-title" style:display-name="CUSTOM_1_1_1-title" style:family="presentation">
      <style:graphic-properties draw:stroke="none" draw:fill="none" draw:textarea-vertical-align="middle">
        <text:list-style style:name="CUSTOM_5f_1_5f_1_5f_1-title" style:display-name="CUSTOM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_5f_2-background" style:display-name="CUSTOM_1_1_2-background" style:family="presentation">
      <style:graphic-properties draw:stroke="none" draw:fill="solid" draw:fill-color="#ffffff"/>
      <style:text-properties style:letter-kerning="true"/>
    </style:style>
    <style:style style:name="CUSTOM_5f_1_5f_1_5f_2-backgroundobjects" style:display-name="CUSTOM_1_1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1_5f_2-notes" style:display-name="CUSTOM_1_1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1_5f_2-outline1" style:display-name="CUSTOM_1_1_2-outline1" style:family="presentation">
      <style:graphic-properties draw:stroke="none" draw:fill="none" draw:auto-grow-height="false" draw:fit-to-size="shrink-to-fit" style:shrink-to-fit="true">
        <text:list-style style:name="CUSTOM_5f_1_5f_1_5f_2-outline1" style:display-name="CUSTOM_1_1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1_5f_2-outline2" style:display-name="CUSTOM_1_1_2-outline2" style:family="presentation" style:parent-style-name="CUSTOM_5f_1_5f_1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2-outline3" style:display-name="CUSTOM_1_1_2-outline3" style:family="presentation" style:parent-style-name="CUSTOM_5f_1_5f_1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2-outline4" style:display-name="CUSTOM_1_1_2-outline4" style:family="presentation" style:parent-style-name="CUSTOM_5f_1_5f_1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1_5f_2-outline5" style:display-name="CUSTOM_1_1_2-outline5" style:family="presentation" style:parent-style-name="CUSTOM_5f_1_5f_1_5f_2-outline4">
      <style:paragraph-properties fo:margin-top="0.1cm" fo:margin-bottom="0cm"/>
      <style:text-properties fo:font-size="20pt" style:font-size-asian="20pt" style:font-size-complex="20pt"/>
    </style:style>
    <style:style style:name="CUSTOM_5f_1_5f_1_5f_2-outline6" style:display-name="CUSTOM_1_1_2-outline6" style:family="presentation" style:parent-style-name="CUSTOM_5f_1_5f_1_5f_2-outline5">
      <style:paragraph-properties fo:margin-top="0.1cm" fo:margin-bottom="0cm"/>
      <style:text-properties fo:font-size="20pt" style:font-size-asian="20pt" style:font-size-complex="20pt"/>
    </style:style>
    <style:style style:name="CUSTOM_5f_1_5f_1_5f_2-outline7" style:display-name="CUSTOM_1_1_2-outline7" style:family="presentation" style:parent-style-name="CUSTOM_5f_1_5f_1_5f_2-outline6">
      <style:paragraph-properties fo:margin-top="0.1cm" fo:margin-bottom="0cm"/>
      <style:text-properties fo:font-size="20pt" style:font-size-asian="20pt" style:font-size-complex="20pt"/>
    </style:style>
    <style:style style:name="CUSTOM_5f_1_5f_1_5f_2-outline8" style:display-name="CUSTOM_1_1_2-outline8" style:family="presentation" style:parent-style-name="CUSTOM_5f_1_5f_1_5f_2-outline7">
      <style:paragraph-properties fo:margin-top="0.1cm" fo:margin-bottom="0cm"/>
      <style:text-properties fo:font-size="20pt" style:font-size-asian="20pt" style:font-size-complex="20pt"/>
    </style:style>
    <style:style style:name="CUSTOM_5f_1_5f_1_5f_2-outline9" style:display-name="CUSTOM_1_1_2-outline9" style:family="presentation" style:parent-style-name="CUSTOM_5f_1_5f_1_5f_2-outline8">
      <style:paragraph-properties fo:margin-top="0.1cm" fo:margin-bottom="0cm"/>
      <style:text-properties fo:font-size="20pt" style:font-size-asian="20pt" style:font-size-complex="20pt"/>
    </style:style>
    <style:style style:name="CUSTOM_5f_1_5f_1_5f_2-subtitle" style:display-name="CUSTOM_1_1_2-subtitle" style:family="presentation">
      <style:graphic-properties draw:stroke="none" draw:fill="none" draw:textarea-vertical-align="middle">
        <text:list-style style:name="CUSTOM_5f_1_5f_1_5f_2-subtitle" style:display-name="CUSTOM_1_1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1_5f_2-title" style:display-name="CUSTOM_1_1_2-title" style:family="presentation">
      <style:graphic-properties draw:stroke="none" draw:fill="none" draw:textarea-vertical-align="middle">
        <text:list-style style:name="CUSTOM_5f_1_5f_1_5f_2-title" style:display-name="CUSTOM_1_1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2-background" style:display-name="CUSTOM_1_2-background" style:family="presentation">
      <style:graphic-properties draw:stroke="none" draw:fill="solid" draw:fill-color="#ffffff"/>
      <style:text-properties style:letter-kerning="true"/>
    </style:style>
    <style:style style:name="CUSTOM_5f_1_5f_2-backgroundobjects" style:display-name="CUSTOM_1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_5f_2-notes" style:display-name="CUSTOM_1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_5f_2-outline1" style:display-name="CUSTOM_1_2-outline1" style:family="presentation">
      <style:graphic-properties draw:stroke="none" draw:fill="none" draw:auto-grow-height="false" draw:fit-to-size="shrink-to-fit" style:shrink-to-fit="true">
        <text:list-style style:name="CUSTOM_5f_1_5f_2-outline1" style:display-name="CUSTOM_1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_5f_2-outline2" style:display-name="CUSTOM_1_2-outline2" style:family="presentation" style:parent-style-name="CUSTOM_5f_1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2-outline3" style:display-name="CUSTOM_1_2-outline3" style:family="presentation" style:parent-style-name="CUSTOM_5f_1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2-outline4" style:display-name="CUSTOM_1_2-outline4" style:family="presentation" style:parent-style-name="CUSTOM_5f_1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_5f_2-outline5" style:display-name="CUSTOM_1_2-outline5" style:family="presentation" style:parent-style-name="CUSTOM_5f_1_5f_2-outline4">
      <style:paragraph-properties fo:margin-top="0.1cm" fo:margin-bottom="0cm"/>
      <style:text-properties fo:font-size="20pt" style:font-size-asian="20pt" style:font-size-complex="20pt"/>
    </style:style>
    <style:style style:name="CUSTOM_5f_1_5f_2-outline6" style:display-name="CUSTOM_1_2-outline6" style:family="presentation" style:parent-style-name="CUSTOM_5f_1_5f_2-outline5">
      <style:paragraph-properties fo:margin-top="0.1cm" fo:margin-bottom="0cm"/>
      <style:text-properties fo:font-size="20pt" style:font-size-asian="20pt" style:font-size-complex="20pt"/>
    </style:style>
    <style:style style:name="CUSTOM_5f_1_5f_2-outline7" style:display-name="CUSTOM_1_2-outline7" style:family="presentation" style:parent-style-name="CUSTOM_5f_1_5f_2-outline6">
      <style:paragraph-properties fo:margin-top="0.1cm" fo:margin-bottom="0cm"/>
      <style:text-properties fo:font-size="20pt" style:font-size-asian="20pt" style:font-size-complex="20pt"/>
    </style:style>
    <style:style style:name="CUSTOM_5f_1_5f_2-outline8" style:display-name="CUSTOM_1_2-outline8" style:family="presentation" style:parent-style-name="CUSTOM_5f_1_5f_2-outline7">
      <style:paragraph-properties fo:margin-top="0.1cm" fo:margin-bottom="0cm"/>
      <style:text-properties fo:font-size="20pt" style:font-size-asian="20pt" style:font-size-complex="20pt"/>
    </style:style>
    <style:style style:name="CUSTOM_5f_1_5f_2-outline9" style:display-name="CUSTOM_1_2-outline9" style:family="presentation" style:parent-style-name="CUSTOM_5f_1_5f_2-outline8">
      <style:paragraph-properties fo:margin-top="0.1cm" fo:margin-bottom="0cm"/>
      <style:text-properties fo:font-size="20pt" style:font-size-asian="20pt" style:font-size-complex="20pt"/>
    </style:style>
    <style:style style:name="CUSTOM_5f_1_5f_2-subtitle" style:display-name="CUSTOM_1_2-subtitle" style:family="presentation">
      <style:graphic-properties draw:stroke="none" draw:fill="none" draw:textarea-vertical-align="middle">
        <text:list-style style:name="CUSTOM_5f_1_5f_2-subtitle" style:display-name="CUSTOM_1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_5f_2-title" style:display-name="CUSTOM_1_2-title" style:family="presentation">
      <style:graphic-properties draw:stroke="none" draw:fill="none" draw:textarea-vertical-align="middle">
        <text:list-style style:name="CUSTOM_5f_1_5f_2-title" style:display-name="CUSTOM_1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-background" style:display-name="MAIN_POINT_1-background" style:family="presentation">
      <style:graphic-properties draw:stroke="none" draw:fill="solid" draw:fill-color="#ffffff"/>
      <style:text-properties style:letter-kerning="true"/>
    </style:style>
    <style:style style:name="MAIN_5f_POINT_5f_1-backgroundobjects" style:display-name="MAIN_POINT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1-notes" style:display-name="MAIN_POINT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1-outline1" style:display-name="MAIN_POINT_1-outline1" style:family="presentation">
      <style:graphic-properties draw:stroke="none" draw:fill="none" draw:auto-grow-height="false" draw:fit-to-size="shrink-to-fit" style:shrink-to-fit="true">
        <text:list-style style:name="MAIN_5f_POINT_5f_1-outline1" style:display-name="MAIN_POINT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-outline2" style:display-name="MAIN_POINT_1-outline2" style:family="presentation" style:parent-style-name="MAIN_5f_POINT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-outline3" style:display-name="MAIN_POINT_1-outline3" style:family="presentation" style:parent-style-name="MAIN_5f_POINT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-outline4" style:display-name="MAIN_POINT_1-outline4" style:family="presentation" style:parent-style-name="MAIN_5f_POINT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-outline5" style:display-name="MAIN_POINT_1-outline5" style:family="presentation" style:parent-style-name="MAIN_5f_POINT_5f_1-outline4">
      <style:paragraph-properties fo:margin-top="0.1cm" fo:margin-bottom="0cm"/>
      <style:text-properties fo:font-size="20pt" style:font-size-asian="20pt" style:font-size-complex="20pt"/>
    </style:style>
    <style:style style:name="MAIN_5f_POINT_5f_1-outline6" style:display-name="MAIN_POINT_1-outline6" style:family="presentation" style:parent-style-name="MAIN_5f_POINT_5f_1-outline5">
      <style:paragraph-properties fo:margin-top="0.1cm" fo:margin-bottom="0cm"/>
      <style:text-properties fo:font-size="20pt" style:font-size-asian="20pt" style:font-size-complex="20pt"/>
    </style:style>
    <style:style style:name="MAIN_5f_POINT_5f_1-outline7" style:display-name="MAIN_POINT_1-outline7" style:family="presentation" style:parent-style-name="MAIN_5f_POINT_5f_1-outline6">
      <style:paragraph-properties fo:margin-top="0.1cm" fo:margin-bottom="0cm"/>
      <style:text-properties fo:font-size="20pt" style:font-size-asian="20pt" style:font-size-complex="20pt"/>
    </style:style>
    <style:style style:name="MAIN_5f_POINT_5f_1-outline8" style:display-name="MAIN_POINT_1-outline8" style:family="presentation" style:parent-style-name="MAIN_5f_POINT_5f_1-outline7">
      <style:paragraph-properties fo:margin-top="0.1cm" fo:margin-bottom="0cm"/>
      <style:text-properties fo:font-size="20pt" style:font-size-asian="20pt" style:font-size-complex="20pt"/>
    </style:style>
    <style:style style:name="MAIN_5f_POINT_5f_1-outline9" style:display-name="MAIN_POINT_1-outline9" style:family="presentation" style:parent-style-name="MAIN_5f_POINT_5f_1-outline8">
      <style:paragraph-properties fo:margin-top="0.1cm" fo:margin-bottom="0cm"/>
      <style:text-properties fo:font-size="20pt" style:font-size-asian="20pt" style:font-size-complex="20pt"/>
    </style:style>
    <style:style style:name="MAIN_5f_POINT_5f_1-subtitle" style:display-name="MAIN_POINT_1-subtitle" style:family="presentation">
      <style:graphic-properties draw:stroke="none" draw:fill="none" draw:textarea-vertical-align="middle">
        <text:list-style style:name="MAIN_5f_POINT_5f_1-subtitle" style:display-name="MAIN_POINT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1-title" style:display-name="MAIN_POINT_1-title" style:family="presentation">
      <style:graphic-properties draw:stroke="none" draw:fill="none" draw:textarea-vertical-align="middle">
        <text:list-style style:name="MAIN_5f_POINT_5f_1-title" style:display-name="MAIN_POINT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-background" style:display-name="MAIN_POINT_1_1-background" style:family="presentation">
      <style:graphic-properties draw:stroke="none" draw:fill="solid" draw:fill-color="#ffffff"/>
      <style:text-properties style:letter-kerning="true"/>
    </style:style>
    <style:style style:name="MAIN_5f_POINT_5f_1_5f_1-backgroundobjects" style:display-name="MAIN_POINT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1_5f_1-notes" style:display-name="MAIN_POINT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1_5f_1-outline1" style:display-name="MAIN_POINT_1_1-outline1" style:family="presentation">
      <style:graphic-properties draw:stroke="none" draw:fill="none" draw:auto-grow-height="false" draw:fit-to-size="shrink-to-fit" style:shrink-to-fit="true">
        <text:list-style style:name="MAIN_5f_POINT_5f_1_5f_1-outline1" style:display-name="MAIN_POINT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-outline2" style:display-name="MAIN_POINT_1_1-outline2" style:family="presentation" style:parent-style-name="MAIN_5f_POINT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-outline3" style:display-name="MAIN_POINT_1_1-outline3" style:family="presentation" style:parent-style-name="MAIN_5f_POINT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-outline4" style:display-name="MAIN_POINT_1_1-outline4" style:family="presentation" style:parent-style-name="MAIN_5f_POINT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-outline5" style:display-name="MAIN_POINT_1_1-outline5" style:family="presentation" style:parent-style-name="MAIN_5f_POINT_5f_1_5f_1-outline4">
      <style:paragraph-properties fo:margin-top="0.1cm" fo:margin-bottom="0cm"/>
      <style:text-properties fo:font-size="20pt" style:font-size-asian="20pt" style:font-size-complex="20pt"/>
    </style:style>
    <style:style style:name="MAIN_5f_POINT_5f_1_5f_1-outline6" style:display-name="MAIN_POINT_1_1-outline6" style:family="presentation" style:parent-style-name="MAIN_5f_POINT_5f_1_5f_1-outline5">
      <style:paragraph-properties fo:margin-top="0.1cm" fo:margin-bottom="0cm"/>
      <style:text-properties fo:font-size="20pt" style:font-size-asian="20pt" style:font-size-complex="20pt"/>
    </style:style>
    <style:style style:name="MAIN_5f_POINT_5f_1_5f_1-outline7" style:display-name="MAIN_POINT_1_1-outline7" style:family="presentation" style:parent-style-name="MAIN_5f_POINT_5f_1_5f_1-outline6">
      <style:paragraph-properties fo:margin-top="0.1cm" fo:margin-bottom="0cm"/>
      <style:text-properties fo:font-size="20pt" style:font-size-asian="20pt" style:font-size-complex="20pt"/>
    </style:style>
    <style:style style:name="MAIN_5f_POINT_5f_1_5f_1-outline8" style:display-name="MAIN_POINT_1_1-outline8" style:family="presentation" style:parent-style-name="MAIN_5f_POINT_5f_1_5f_1-outline7">
      <style:paragraph-properties fo:margin-top="0.1cm" fo:margin-bottom="0cm"/>
      <style:text-properties fo:font-size="20pt" style:font-size-asian="20pt" style:font-size-complex="20pt"/>
    </style:style>
    <style:style style:name="MAIN_5f_POINT_5f_1_5f_1-outline9" style:display-name="MAIN_POINT_1_1-outline9" style:family="presentation" style:parent-style-name="MAIN_5f_POINT_5f_1_5f_1-outline8">
      <style:paragraph-properties fo:margin-top="0.1cm" fo:margin-bottom="0cm"/>
      <style:text-properties fo:font-size="20pt" style:font-size-asian="20pt" style:font-size-complex="20pt"/>
    </style:style>
    <style:style style:name="MAIN_5f_POINT_5f_1_5f_1-subtitle" style:display-name="MAIN_POINT_1_1-subtitle" style:family="presentation">
      <style:graphic-properties draw:stroke="none" draw:fill="none" draw:textarea-vertical-align="middle">
        <text:list-style style:name="MAIN_5f_POINT_5f_1_5f_1-subtitle" style:display-name="MAIN_POINT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1_5f_1-title" style:display-name="MAIN_POINT_1_1-title" style:family="presentation">
      <style:graphic-properties draw:stroke="none" draw:fill="none" draw:textarea-vertical-align="middle">
        <text:list-style style:name="MAIN_5f_POINT_5f_1_5f_1-title" style:display-name="MAIN_POINT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-background" style:display-name="MAIN_POINT_1_1_1_1-background" style:family="presentation">
      <style:graphic-properties draw:stroke="none" draw:fill="solid" draw:fill-color="#ffffff"/>
      <style:text-properties style:letter-kerning="true"/>
    </style:style>
    <style:style style:name="MAIN_5f_POINT_5f_1_5f_1_5f_1_5f_1-backgroundobjects" style:display-name="MAIN_POINT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1_5f_1_5f_1_5f_1-notes" style:display-name="MAIN_POINT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-outline1" style:display-name="MAIN_POINT_1_1_1_1-outline1" style:family="presentation">
      <style:graphic-properties draw:stroke="none" draw:fill="none" draw:auto-grow-height="false" draw:fit-to-size="shrink-to-fit" style:shrink-to-fit="true">
        <text:list-style style:name="MAIN_5f_POINT_5f_1_5f_1_5f_1_5f_1-outline1" style:display-name="MAIN_POINT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-outline2" style:display-name="MAIN_POINT_1_1_1_1-outline2" style:family="presentation" style:parent-style-name="MAIN_5f_POINT_5f_1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_5f_1_5f_1-outline3" style:display-name="MAIN_POINT_1_1_1_1-outline3" style:family="presentation" style:parent-style-name="MAIN_5f_POINT_5f_1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_5f_1_5f_1-outline4" style:display-name="MAIN_POINT_1_1_1_1-outline4" style:family="presentation" style:parent-style-name="MAIN_5f_POINT_5f_1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_5f_1_5f_1-outline5" style:display-name="MAIN_POINT_1_1_1_1-outline5" style:family="presentation" style:parent-style-name="MAIN_5f_POINT_5f_1_5f_1_5f_1_5f_1-outline4">
      <style:paragraph-properties fo:margin-top="0.1cm" fo:margin-bottom="0cm"/>
      <style:text-properties fo:font-size="20pt" style:font-size-asian="20pt" style:font-size-complex="20pt"/>
    </style:style>
    <style:style style:name="MAIN_5f_POINT_5f_1_5f_1_5f_1_5f_1-outline6" style:display-name="MAIN_POINT_1_1_1_1-outline6" style:family="presentation" style:parent-style-name="MAIN_5f_POINT_5f_1_5f_1_5f_1_5f_1-outline5">
      <style:paragraph-properties fo:margin-top="0.1cm" fo:margin-bottom="0cm"/>
      <style:text-properties fo:font-size="20pt" style:font-size-asian="20pt" style:font-size-complex="20pt"/>
    </style:style>
    <style:style style:name="MAIN_5f_POINT_5f_1_5f_1_5f_1_5f_1-outline7" style:display-name="MAIN_POINT_1_1_1_1-outline7" style:family="presentation" style:parent-style-name="MAIN_5f_POINT_5f_1_5f_1_5f_1_5f_1-outline6">
      <style:paragraph-properties fo:margin-top="0.1cm" fo:margin-bottom="0cm"/>
      <style:text-properties fo:font-size="20pt" style:font-size-asian="20pt" style:font-size-complex="20pt"/>
    </style:style>
    <style:style style:name="MAIN_5f_POINT_5f_1_5f_1_5f_1_5f_1-outline8" style:display-name="MAIN_POINT_1_1_1_1-outline8" style:family="presentation" style:parent-style-name="MAIN_5f_POINT_5f_1_5f_1_5f_1_5f_1-outline7">
      <style:paragraph-properties fo:margin-top="0.1cm" fo:margin-bottom="0cm"/>
      <style:text-properties fo:font-size="20pt" style:font-size-asian="20pt" style:font-size-complex="20pt"/>
    </style:style>
    <style:style style:name="MAIN_5f_POINT_5f_1_5f_1_5f_1_5f_1-outline9" style:display-name="MAIN_POINT_1_1_1_1-outline9" style:family="presentation" style:parent-style-name="MAIN_5f_POINT_5f_1_5f_1_5f_1_5f_1-outline8">
      <style:paragraph-properties fo:margin-top="0.1cm" fo:margin-bottom="0cm"/>
      <style:text-properties fo:font-size="20pt" style:font-size-asian="20pt" style:font-size-complex="20pt"/>
    </style:style>
    <style:style style:name="MAIN_5f_POINT_5f_1_5f_1_5f_1_5f_1-subtitle" style:display-name="MAIN_POINT_1_1_1_1-subtitle" style:family="presentation">
      <style:graphic-properties draw:stroke="none" draw:fill="none" draw:textarea-vertical-align="middle">
        <text:list-style style:name="MAIN_5f_POINT_5f_1_5f_1_5f_1_5f_1-subtitle" style:display-name="MAIN_POINT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-title" style:display-name="MAIN_POINT_1_1_1_1-title" style:family="presentation">
      <style:graphic-properties draw:stroke="none" draw:fill="none" draw:textarea-vertical-align="middle">
        <text:list-style style:name="MAIN_5f_POINT_5f_1_5f_1_5f_1_5f_1-title" style:display-name="MAIN_POINT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_5f_1-background" style:display-name="MAIN_POINT_1_1_1_1_1-background" style:family="presentation">
      <style:graphic-properties draw:stroke="none" draw:fill="solid" draw:fill-color="#ffffff"/>
      <style:text-properties style:letter-kerning="true"/>
    </style:style>
    <style:style style:name="MAIN_5f_POINT_5f_1_5f_1_5f_1_5f_1_5f_1-backgroundobjects" style:display-name="MAIN_POINT_1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1_5f_1_5f_1_5f_1_5f_1-notes" style:display-name="MAIN_POINT_1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_5f_1-outline1" style:display-name="MAIN_POINT_1_1_1_1_1-outline1" style:family="presentation">
      <style:graphic-properties draw:stroke="none" draw:fill="none" draw:auto-grow-height="false" draw:fit-to-size="shrink-to-fit" style:shrink-to-fit="true">
        <text:list-style style:name="MAIN_5f_POINT_5f_1_5f_1_5f_1_5f_1_5f_1-outline1" style:display-name="MAIN_POINT_1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_5f_1-outline2" style:display-name="MAIN_POINT_1_1_1_1_1-outline2" style:family="presentation" style:parent-style-name="MAIN_5f_POINT_5f_1_5f_1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_5f_1_5f_1_5f_1-outline3" style:display-name="MAIN_POINT_1_1_1_1_1-outline3" style:family="presentation" style:parent-style-name="MAIN_5f_POINT_5f_1_5f_1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_5f_1_5f_1_5f_1-outline4" style:display-name="MAIN_POINT_1_1_1_1_1-outline4" style:family="presentation" style:parent-style-name="MAIN_5f_POINT_5f_1_5f_1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_5f_1_5f_1_5f_1_5f_1-outline5" style:display-name="MAIN_POINT_1_1_1_1_1-outline5" style:family="presentation" style:parent-style-name="MAIN_5f_POINT_5f_1_5f_1_5f_1_5f_1_5f_1-outline4">
      <style:paragraph-properties fo:margin-top="0.1cm" fo:margin-bottom="0cm"/>
      <style:text-properties fo:font-size="20pt" style:font-size-asian="20pt" style:font-size-complex="20pt"/>
    </style:style>
    <style:style style:name="MAIN_5f_POINT_5f_1_5f_1_5f_1_5f_1_5f_1-outline6" style:display-name="MAIN_POINT_1_1_1_1_1-outline6" style:family="presentation" style:parent-style-name="MAIN_5f_POINT_5f_1_5f_1_5f_1_5f_1_5f_1-outline5">
      <style:paragraph-properties fo:margin-top="0.1cm" fo:margin-bottom="0cm"/>
      <style:text-properties fo:font-size="20pt" style:font-size-asian="20pt" style:font-size-complex="20pt"/>
    </style:style>
    <style:style style:name="MAIN_5f_POINT_5f_1_5f_1_5f_1_5f_1_5f_1-outline7" style:display-name="MAIN_POINT_1_1_1_1_1-outline7" style:family="presentation" style:parent-style-name="MAIN_5f_POINT_5f_1_5f_1_5f_1_5f_1_5f_1-outline6">
      <style:paragraph-properties fo:margin-top="0.1cm" fo:margin-bottom="0cm"/>
      <style:text-properties fo:font-size="20pt" style:font-size-asian="20pt" style:font-size-complex="20pt"/>
    </style:style>
    <style:style style:name="MAIN_5f_POINT_5f_1_5f_1_5f_1_5f_1_5f_1-outline8" style:display-name="MAIN_POINT_1_1_1_1_1-outline8" style:family="presentation" style:parent-style-name="MAIN_5f_POINT_5f_1_5f_1_5f_1_5f_1_5f_1-outline7">
      <style:paragraph-properties fo:margin-top="0.1cm" fo:margin-bottom="0cm"/>
      <style:text-properties fo:font-size="20pt" style:font-size-asian="20pt" style:font-size-complex="20pt"/>
    </style:style>
    <style:style style:name="MAIN_5f_POINT_5f_1_5f_1_5f_1_5f_1_5f_1-outline9" style:display-name="MAIN_POINT_1_1_1_1_1-outline9" style:family="presentation" style:parent-style-name="MAIN_5f_POINT_5f_1_5f_1_5f_1_5f_1_5f_1-outline8">
      <style:paragraph-properties fo:margin-top="0.1cm" fo:margin-bottom="0cm"/>
      <style:text-properties fo:font-size="20pt" style:font-size-asian="20pt" style:font-size-complex="20pt"/>
    </style:style>
    <style:style style:name="MAIN_5f_POINT_5f_1_5f_1_5f_1_5f_1_5f_1-subtitle" style:display-name="MAIN_POINT_1_1_1_1_1-subtitle" style:family="presentation">
      <style:graphic-properties draw:stroke="none" draw:fill="none" draw:textarea-vertical-align="middle">
        <text:list-style style:name="MAIN_5f_POINT_5f_1_5f_1_5f_1_5f_1_5f_1-subtitle" style:display-name="MAIN_POINT_1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1_5f_1_5f_1_5f_1_5f_1-title" style:display-name="MAIN_POINT_1_1_1_1_1-title" style:family="presentation">
      <style:graphic-properties draw:stroke="none" draw:fill="none" draw:textarea-vertical-align="middle">
        <text:list-style style:name="MAIN_5f_POINT_5f_1_5f_1_5f_1_5f_1_5f_1-title" style:display-name="MAIN_POINT_1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2-background" style:display-name="MAIN_POINT_2-background" style:family="presentation">
      <style:graphic-properties draw:stroke="none" draw:fill="solid" draw:fill-color="#ffffff"/>
      <style:text-properties style:letter-kerning="true"/>
    </style:style>
    <style:style style:name="MAIN_5f_POINT_5f_2-backgroundobjects" style:display-name="MAIN_POINT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2-notes" style:display-name="MAIN_POINT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2-outline1" style:display-name="MAIN_POINT_2-outline1" style:family="presentation">
      <style:graphic-properties draw:stroke="none" draw:fill="none" draw:auto-grow-height="false" draw:fit-to-size="shrink-to-fit" style:shrink-to-fit="true">
        <text:list-style style:name="MAIN_5f_POINT_5f_2-outline1" style:display-name="MAIN_POINT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2-outline2" style:display-name="MAIN_POINT_2-outline2" style:family="presentation" style:parent-style-name="MAIN_5f_POINT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2-outline3" style:display-name="MAIN_POINT_2-outline3" style:family="presentation" style:parent-style-name="MAIN_5f_POINT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2-outline4" style:display-name="MAIN_POINT_2-outline4" style:family="presentation" style:parent-style-name="MAIN_5f_POINT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2-outline5" style:display-name="MAIN_POINT_2-outline5" style:family="presentation" style:parent-style-name="MAIN_5f_POINT_5f_2-outline4">
      <style:paragraph-properties fo:margin-top="0.1cm" fo:margin-bottom="0cm"/>
      <style:text-properties fo:font-size="20pt" style:font-size-asian="20pt" style:font-size-complex="20pt"/>
    </style:style>
    <style:style style:name="MAIN_5f_POINT_5f_2-outline6" style:display-name="MAIN_POINT_2-outline6" style:family="presentation" style:parent-style-name="MAIN_5f_POINT_5f_2-outline5">
      <style:paragraph-properties fo:margin-top="0.1cm" fo:margin-bottom="0cm"/>
      <style:text-properties fo:font-size="20pt" style:font-size-asian="20pt" style:font-size-complex="20pt"/>
    </style:style>
    <style:style style:name="MAIN_5f_POINT_5f_2-outline7" style:display-name="MAIN_POINT_2-outline7" style:family="presentation" style:parent-style-name="MAIN_5f_POINT_5f_2-outline6">
      <style:paragraph-properties fo:margin-top="0.1cm" fo:margin-bottom="0cm"/>
      <style:text-properties fo:font-size="20pt" style:font-size-asian="20pt" style:font-size-complex="20pt"/>
    </style:style>
    <style:style style:name="MAIN_5f_POINT_5f_2-outline8" style:display-name="MAIN_POINT_2-outline8" style:family="presentation" style:parent-style-name="MAIN_5f_POINT_5f_2-outline7">
      <style:paragraph-properties fo:margin-top="0.1cm" fo:margin-bottom="0cm"/>
      <style:text-properties fo:font-size="20pt" style:font-size-asian="20pt" style:font-size-complex="20pt"/>
    </style:style>
    <style:style style:name="MAIN_5f_POINT_5f_2-outline9" style:display-name="MAIN_POINT_2-outline9" style:family="presentation" style:parent-style-name="MAIN_5f_POINT_5f_2-outline8">
      <style:paragraph-properties fo:margin-top="0.1cm" fo:margin-bottom="0cm"/>
      <style:text-properties fo:font-size="20pt" style:font-size-asian="20pt" style:font-size-complex="20pt"/>
    </style:style>
    <style:style style:name="MAIN_5f_POINT_5f_2-subtitle" style:display-name="MAIN_POINT_2-subtitle" style:family="presentation">
      <style:graphic-properties draw:stroke="none" draw:fill="none" draw:textarea-vertical-align="middle">
        <text:list-style style:name="MAIN_5f_POINT_5f_2-subtitle" style:display-name="MAIN_POINT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2-title" style:display-name="MAIN_POINT_2-title" style:family="presentation">
      <style:graphic-properties draw:stroke="none" draw:fill="none" draw:textarea-vertical-align="middle">
        <text:list-style style:name="MAIN_5f_POINT_5f_2-title" style:display-name="MAIN_POINT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_5f_1-background" style:display-name="ONE_COLUMN_TEXT_1-background" style:family="presentation">
      <style:graphic-properties draw:stroke="none" draw:fill="solid" draw:fill-color="#ffffff"/>
      <style:text-properties style:letter-kerning="true"/>
    </style:style>
    <style:style style:name="ONE_5f_COLUMN_5f_TEXT_5f_1-backgroundobjects" style:display-name="ONE_COLUMN_TEXT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_5f_1-notes" style:display-name="ONE_COLUMN_TEXT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_5f_1-outline1" style:display-name="ONE_COLUMN_TEXT_1-outline1" style:family="presentation">
      <style:graphic-properties draw:stroke="none" draw:fill="none" draw:auto-grow-height="false" draw:fit-to-size="shrink-to-fit" style:shrink-to-fit="true">
        <text:list-style style:name="ONE_5f_COLUMN_5f_TEXT_5f_1-outline1" style:display-name="ONE_COLUMN_TEXT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_5f_1-outline2" style:display-name="ONE_COLUMN_TEXT_1-outline2" style:family="presentation" style:parent-style-name="ONE_5f_COLUMN_5f_TEXT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1-outline3" style:display-name="ONE_COLUMN_TEXT_1-outline3" style:family="presentation" style:parent-style-name="ONE_5f_COLUMN_5f_TEXT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1-outline4" style:display-name="ONE_COLUMN_TEXT_1-outline4" style:family="presentation" style:parent-style-name="ONE_5f_COLUMN_5f_TEXT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_5f_1-outline5" style:display-name="ONE_COLUMN_TEXT_1-outline5" style:family="presentation" style:parent-style-name="ONE_5f_COLUMN_5f_TEXT_5f_1-outline4">
      <style:paragraph-properties fo:margin-top="0.1cm" fo:margin-bottom="0cm"/>
      <style:text-properties fo:font-size="20pt" style:font-size-asian="20pt" style:font-size-complex="20pt"/>
    </style:style>
    <style:style style:name="ONE_5f_COLUMN_5f_TEXT_5f_1-outline6" style:display-name="ONE_COLUMN_TEXT_1-outline6" style:family="presentation" style:parent-style-name="ONE_5f_COLUMN_5f_TEXT_5f_1-outline5">
      <style:paragraph-properties fo:margin-top="0.1cm" fo:margin-bottom="0cm"/>
      <style:text-properties fo:font-size="20pt" style:font-size-asian="20pt" style:font-size-complex="20pt"/>
    </style:style>
    <style:style style:name="ONE_5f_COLUMN_5f_TEXT_5f_1-outline7" style:display-name="ONE_COLUMN_TEXT_1-outline7" style:family="presentation" style:parent-style-name="ONE_5f_COLUMN_5f_TEXT_5f_1-outline6">
      <style:paragraph-properties fo:margin-top="0.1cm" fo:margin-bottom="0cm"/>
      <style:text-properties fo:font-size="20pt" style:font-size-asian="20pt" style:font-size-complex="20pt"/>
    </style:style>
    <style:style style:name="ONE_5f_COLUMN_5f_TEXT_5f_1-outline8" style:display-name="ONE_COLUMN_TEXT_1-outline8" style:family="presentation" style:parent-style-name="ONE_5f_COLUMN_5f_TEXT_5f_1-outline7">
      <style:paragraph-properties fo:margin-top="0.1cm" fo:margin-bottom="0cm"/>
      <style:text-properties fo:font-size="20pt" style:font-size-asian="20pt" style:font-size-complex="20pt"/>
    </style:style>
    <style:style style:name="ONE_5f_COLUMN_5f_TEXT_5f_1-outline9" style:display-name="ONE_COLUMN_TEXT_1-outline9" style:family="presentation" style:parent-style-name="ONE_5f_COLUMN_5f_TEXT_5f_1-outline8">
      <style:paragraph-properties fo:margin-top="0.1cm" fo:margin-bottom="0cm"/>
      <style:text-properties fo:font-size="20pt" style:font-size-asian="20pt" style:font-size-complex="20pt"/>
    </style:style>
    <style:style style:name="ONE_5f_COLUMN_5f_TEXT_5f_1-subtitle" style:display-name="ONE_COLUMN_TEXT_1-subtitle" style:family="presentation">
      <style:graphic-properties draw:stroke="none" draw:fill="none" draw:textarea-vertical-align="middle">
        <text:list-style style:name="ONE_5f_COLUMN_5f_TEXT_5f_1-subtitle" style:display-name="ONE_COLUMN_TEXT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_5f_1-title" style:display-name="ONE_COLUMN_TEXT_1-title" style:family="presentation">
      <style:graphic-properties draw:stroke="none" draw:fill="none" draw:textarea-vertical-align="middle">
        <text:list-style style:name="ONE_5f_COLUMN_5f_TEXT_5f_1-title" style:display-name="ONE_COLUMN_TEXT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8e83e4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6.528cm)" draw:image-opacity="100%" style:mirror="none"/>
    </style:style>
    <style:style style:name="Mgr6" style:family="graphic" style:parent-style-name="standard">
      <style:graphic-properties draw:stroke="dash" draw:stroke-dash="Dashed_20__28_var_29__20_4" svg:stroke-width="0.053cm" svg:stroke-color="#b7b7b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00addc" draw:textarea-vertical-align="top" draw:auto-grow-height="false" draw:fit-to-size="false" style:shrink-to-fit="false" fo:min-height="0cm" fo:min-width="0cm" fo:padding-top="0.19cm" fo:padding-bottom="0.19cm" fo:padding-left="0.19cm" fo:padding-right="0.19cm" fo:wrap-option="wrap"/>
    </style:style>
    <style:style style:name="Mgr8" style:family="graphic" style:parent-style-name="standard">
      <style:graphic-properties draw:stroke="none" svg:stroke-width="0cm" draw:fill="solid" draw:fill-color="#ff0099" draw:textarea-vertical-align="top" draw:auto-grow-height="false" draw:fit-to-size="false" style:shrink-to-fit="false" fo:min-height="0cm" fo:min-width="0cm" fo:padding-top="0.19cm" fo:padding-bottom="0.19cm" fo:padding-left="0.19cm" fo:padding-right="0.19cm" fo:wrap-option="wrap"/>
    </style:style>
    <style:style style:name="Mgr9" style:family="graphic" style:parent-style-name="standard">
      <style:graphic-properties draw:stroke="none" svg:stroke-width="0cm" draw:fill="solid" draw:fill-color="#8e83e4" draw:textarea-vertical-align="top" draw:auto-grow-height="false" draw:fit-to-size="false" style:shrink-to-fit="false" fo:min-height="0cm" fo:min-width="0cm" fo:padding-top="0.19cm" fo:padding-bottom="0.19cm" fo:padding-left="0.19cm" fo:padding-right="0.19cm" fo:wrap-option="wrap"/>
    </style:style>
    <style:style style:name="Mgr10" style:family="graphic" style:parent-style-name="standard">
      <style:graphic-properties draw:stroke="none" svg:stroke-width="0cm" draw:fill="solid" draw:fill-color="#71db67" draw:textarea-vertical-align="top" draw:auto-grow-height="false" draw:fit-to-size="false" style:shrink-to-fit="false" fo:min-height="0cm" fo:min-width="0cm" fo:padding-top="0.19cm" fo:padding-bottom="0.19cm" fo:padding-left="0.19cm" fo:padding-right="0.19cm" fo:wrap-option="wrap"/>
    </style:style>
    <style:style style:name="Mgr11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ONE_5f_COLUMN_5f_TEXT-backgroundobjects">
      <style:graphic-properties draw:stroke="none" draw:fill="none" draw:fill-color="#ffffff" draw:auto-grow-height="false" fo:min-height="1.485cm"/>
    </style:style>
    <style:style style:name="Mpr2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CUSTOM_5f_1-backgroundobjects">
      <style:graphic-properties draw:stroke="none" draw:fill="none" draw:fill-color="#ffffff" draw:auto-grow-height="false" fo:min-height="1.27cm"/>
    </style:style>
    <style:style style:name="Mpr6" style:family="presentation" style:parent-style-name="CUSTOM_5f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CUSTOM_5f_1_5f_1-backgroundobjects">
      <style:graphic-properties draw:stroke="none" draw:fill="none" draw:fill-color="#ffffff" draw:auto-grow-height="false" fo:min-height="1.27cm"/>
    </style:style>
    <style:style style:name="Mpr8" style:family="presentation" style:parent-style-name="CUSTOM_5f_1_5f_1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CUSTOM_5f_1_5f_1_5f_1-backgroundobjects">
      <style:graphic-properties draw:stroke="none" draw:fill="none" draw:fill-color="#ffffff" draw:auto-grow-height="false" fo:min-height="1.27cm"/>
    </style:style>
    <style:style style:name="Mpr10" style:family="presentation" style:parent-style-name="CUSTOM_5f_1_5f_1_5f_1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12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CUSTOM_5f_1_5f_1_5f_2-backgroundobjects">
      <style:graphic-properties draw:stroke="none" draw:fill="none" draw:fill-color="#ffffff" draw:auto-grow-height="false" fo:min-height="1.27cm"/>
    </style:style>
    <style:style style:name="Mpr14" style:family="presentation" style:parent-style-name="CUSTOM_5f_1_5f_1_5f_2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CUSTOM_5f_1_5f_2-backgroundobjects">
      <style:graphic-properties draw:stroke="none" draw:fill="none" draw:fill-color="#ffffff" draw:auto-grow-height="false" fo:min-height="1.27cm"/>
    </style:style>
    <style:style style:name="Mpr16" style:family="presentation" style:parent-style-name="CUSTOM_5f_1_5f_2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MAIN_5f_POINT_5f_1-backgroundobjects">
      <style:graphic-properties draw:stroke="none" draw:fill="none" draw:fill-color="#ffffff" draw:auto-grow-height="false" fo:min-height="1.27cm"/>
    </style:style>
    <style:style style:name="Mpr18" style:family="presentation" style:parent-style-name="MAIN_5f_POINT_5f_1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MAIN_5f_POINT_5f_1_5f_1-backgroundobjects">
      <style:graphic-properties draw:stroke="none" draw:fill="none" draw:fill-color="#ffffff" draw:auto-grow-height="false" fo:min-height="1.27cm"/>
    </style:style>
    <style:style style:name="Mpr20" style:family="presentation" style:parent-style-name="MAIN_5f_POINT_5f_1_5f_1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MAIN_5f_POINT_5f_1_5f_1_5f_1_5f_1-backgroundobjects">
      <style:graphic-properties draw:stroke="none" draw:fill="none" draw:fill-color="#ffffff" draw:auto-grow-height="false" fo:min-height="1.27cm"/>
    </style:style>
    <style:style style:name="Mpr22" style:family="presentation" style:parent-style-name="MAIN_5f_POINT_5f_1_5f_1_5f_1_5f_1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MAIN_5f_POINT_5f_1_5f_1_5f_1_5f_1_5f_1-backgroundobjects">
      <style:graphic-properties draw:stroke="none" draw:fill="none" draw:fill-color="#ffffff" draw:auto-grow-height="false" fo:min-height="1.27cm"/>
    </style:style>
    <style:style style:name="Mpr24" style:family="presentation" style:parent-style-name="MAIN_5f_POINT_5f_1_5f_1_5f_1_5f_1_5f_1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MAIN_5f_POINT_5f_2-backgroundobjects">
      <style:graphic-properties draw:stroke="none" draw:fill="none" draw:fill-color="#ffffff" draw:auto-grow-height="false" fo:min-height="1.27cm"/>
    </style:style>
    <style:style style:name="Mpr26" style:family="presentation" style:parent-style-name="MAIN_5f_POINT_5f_2-backgroundobjects">
      <style:graphic-properties draw:stroke="none" draw:fill="none" draw:fill-color="#ffffff" draw:textarea-vertical-align="bottom" draw:auto-grow-height="false" fo:min-height="1.27cm"/>
    </style:style>
    <style:style style:name="Mpr27" style:family="presentation" style:parent-style-name="ONE_5f_COLUMN_5f_TEXT_5f_1-backgroundobjects">
      <style:graphic-properties draw:stroke="none" draw:fill="none" draw:fill-color="#ffffff" draw:auto-grow-height="false" fo:min-height="1.27cm"/>
    </style:style>
    <style:style style:name="Mpr28" style:family="presentation" style:parent-style-name="ONE_5f_COLUMN_5f_TEXT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e83e4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00addc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f0099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71db67"/>
      <style:paragraph-properties fo:text-align="start" style:font-independent-line-spacing="true"/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ONE_5f_COLUMN_5f_TEXT" style:display-name="ONE_COLUMN_TEXT" style:page-layout-name="PM1" draw:style-name="Mdp1">
      <draw:frame draw:name="Google Shape;43;p6" presentation:style-name="ONE_5f_COLUMN_5f_TEXT-outline1" draw:layer="backgroundobjects" svg:width="16.835cm" svg:height="8.72cm" svg:x="1.746cm" svg:y="3.807cm" presentation:class="outline" presentation:placeholder="true" presentation:user-transformed="true">
        <draw:text-box/>
      </draw:frame>
      <draw:frame draw:name="Google Shape;44;p6" presentation:style-name="ONE_5f_COLUMN_5f_TEXT-title" draw:layer="backgroundobjects" svg:width="16.835cm" svg:height="1.59cm" svg:x="1.787cm" svg:y="1.186cm" presentation:class="title" presentation:placeholder="true" presentation:user-transformed="true">
        <draw:text-box/>
      </draw:frame>
      <draw:custom-shape draw:name="Google Shape;46;p6" draw:style-name="Mgr3" draw:text-style-name="MP5" draw:layer="backgroundobjects" svg:width="3.197cm" svg:height="14.543cm" svg:x="22.323cm" svg:y="-0.099cm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7;p6" draw:style-name="Mgr4" draw:text-style-name="MP6" draw:layer="backgroundobjects" svg:width="1.835cm" svg:height="1.835cm" svg:x="23.006cm" svg:y="1.04cm">
        <draw:image xlink:href="Pictures/1000020100000384000003841847B6921E3EB9F2.png" xlink:type="simple" xlink:show="embed" xlink:actuate="onLoad">
          <text:p/>
        </draw:image>
      </draw:frame>
      <presentation:notes style:page-layout-name="PM2">
        <draw:page-thumbnail presentation:style-name="ONE_5f_COLUMN_5f_TEXT-title" draw:layer="backgroundobjects" svg:width="19.798cm" svg:height="11.136cm" svg:x="0.6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" style:page-layout-name="PM1" draw:style-name="Mdp1">
      <draw:frame draw:name="Google Shape;9;p2" draw:style-name="Mgr5" draw:text-style-name="MP6" draw:layer="backgroundobjects" svg:width="25.637cm" svg:height="14.571cm" svg:x="0cm" svg:y="-0.178cm">
        <draw:image xlink:href="Pictures/1000020100000800000004008543D0F7284A23D5.png" xlink:type="simple" xlink:show="embed" xlink:actuate="onLoad">
          <text:p/>
        </draw:image>
      </draw:frame>
      <draw:frame draw:name="Google Shape;10;p2" presentation:style-name="TITLE-title" draw:layer="backgroundobjects" svg:width="14.817cm" svg:height="3.236cm" svg:x="8.919cm" svg:y="5.016cm" presentation:class="title" presentation:placeholder="true" presentation:user-transformed="true">
        <draw:text-box/>
      </draw:frame>
      <draw:frame draw:name="Google Shape;14;p2" draw:style-name="Mgr4" draw:text-style-name="MP6" draw:layer="backgroundobjects" svg:width="10.399cm" svg:height="1.624cm" svg:x="1.231cm" svg:y="1.869cm">
        <draw:image xlink:href="Pictures/1000020100000400000000A0776B8E6043A04DD6.png" xlink:type="simple" xlink:show="embed" xlink:actuate="onLoad">
          <text:p/>
        </draw:image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31cm" svg:height="9.524cm" svg:x="1.059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CUSTOM_5f_1" style:display-name="CUSTOM_1" style:page-layout-name="PM1" draw:style-name="Mdp1">
      <draw:custom-shape draw:name="Google Shape;16;p3" draw:style-name="Mgr3" draw:text-style-name="MP5" draw:layer="backgroundobjects" svg:width="25.51cm" svg:height="2.45cm" svg:x="-0.055cm" svg:y="12.07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7;p3" presentation:style-name="CUSTOM_5f_1-title" draw:layer="backgroundobjects" svg:width="18.77cm" svg:height="1.59cm" svg:x="1.787cm" svg:y="1.186cm" presentation:class="title" presentation:placeholder="true" presentation:user-transformed="true">
        <draw:text-box/>
      </draw:frame>
      <draw:frame draw:name="Google Shape;18;p3" presentation:style-name="CUSTOM_5f_1-outline1" draw:layer="backgroundobjects" svg:width="18.77cm" svg:height="7.332cm" svg:x="1.787cm" svg:y="4.008cm" presentation:class="outline" presentation:placeholder="true" presentation:user-transformed="true">
        <draw:text-box/>
      </draw:frame>
      <draw:frame draw:name="Google Shape;21;p3" draw:style-name="Mgr4" draw:text-style-name="MP6" draw:layer="backgroundobjects" svg:width="1.835cm" svg:height="1.835cm" svg:x="22.11cm" svg:y="12.381cm">
        <draw:image xlink:href="Pictures/1000020100000384000003841847B6921E3EB9F2.png" xlink:type="simple" xlink:show="embed" xlink:actuate="onLoad">
          <text:p/>
        </draw:image>
      </draw:frame>
      <presentation:notes style:page-layout-name="PM2">
        <draw:page-thumbnail presentation:style-name="CUSTOM_5f_1-title" draw:layer="backgroundobjects" svg:width="16.931cm" svg:height="9.524cm" svg:x="1.059cm" svg:y="1.93cm" presentation:class="page"/>
        <draw:frame presentation:style-name="CUSTOM_5f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CUSTOM_5f_1_5f_1" style:display-name="CUSTOM_1_1" style:page-layout-name="PM1" draw:style-name="Mdp1">
      <draw:frame draw:name="Google Shape;23;p4" presentation:style-name="CUSTOM_5f_1_5f_1-title" draw:layer="backgroundobjects" svg:width="20.953cm" svg:height="1.59cm" svg:x="1.787cm" svg:y="1.186cm" presentation:class="title" presentation:placeholder="true" presentation:user-transformed="true">
        <draw:text-box/>
      </draw:frame>
      <draw:frame draw:name="Google Shape;24;p4" presentation:style-name="CUSTOM_5f_1_5f_1-outline1" draw:layer="backgroundobjects" svg:width="9.767cm" svg:height="7.332cm" svg:x="1.787cm" svg:y="4.558cm" presentation:class="outline" presentation:placeholder="true" presentation:user-transformed="true">
        <draw:text-box/>
      </draw:frame>
      <draw:frame draw:name="Google Shape;26;p4" presentation:style-name="CUSTOM_5f_1_5f_1-outline1" draw:layer="backgroundobjects" svg:width="9.767cm" svg:height="7.332cm" svg:x="12.973cm" svg:y="4.558cm" presentation:class="outline" presentation:placeholder="true" presentation:user-transformed="true">
        <draw:text-box/>
      </draw:frame>
      <draw:custom-shape draw:name="Google Shape;28;p4" draw:style-name="Mgr3" draw:text-style-name="MP5" draw:layer="backgroundobjects" svg:width="25.51cm" svg:height="2.45cm" svg:x="-0.055cm" svg:y="12.07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0;p4" draw:style-name="Mgr4" draw:text-style-name="MP6" draw:layer="backgroundobjects" svg:width="1.835cm" svg:height="1.835cm" svg:x="22.11cm" svg:y="12.381cm">
        <draw:image xlink:href="Pictures/1000020100000384000003841847B6921E3EB9F2.png" xlink:type="simple" xlink:show="embed" xlink:actuate="onLoad">
          <text:p/>
        </draw:image>
      </draw:frame>
      <presentation:notes style:page-layout-name="PM2">
        <draw:page-thumbnail presentation:style-name="CUSTOM_5f_1_5f_1-title" draw:layer="backgroundobjects" svg:width="16.931cm" svg:height="9.524cm" svg:x="1.059cm" svg:y="1.93cm" presentation:class="page"/>
        <draw:frame presentation:style-name="CUSTOM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CUSTOM_5f_1_5f_1_5f_1" style:display-name="CUSTOM_1_1_1" style:page-layout-name="PM1" draw:style-name="Mdp1">
      <draw:frame draw:name="Google Shape;32;p5" presentation:style-name="CUSTOM_5f_1_5f_1_5f_1-title" draw:layer="backgroundobjects" svg:width="22.533cm" svg:height="1.59cm" svg:x="1.787cm" svg:y="1.186cm" presentation:class="title" presentation:placeholder="true" presentation:user-transformed="true">
        <draw:text-box/>
      </draw:frame>
      <draw:frame draw:name="Google Shape;33;p5" presentation:style-name="CUSTOM_5f_1_5f_1_5f_1-outline1" draw:layer="backgroundobjects" svg:width="6.848cm" svg:height="7.332cm" svg:x="1.787cm" svg:y="4.558cm" presentation:class="outline" presentation:placeholder="true" presentation:user-transformed="true">
        <draw:text-box/>
      </draw:frame>
      <draw:frame draw:name="Google Shape;35;p5" presentation:style-name="CUSTOM_5f_1_5f_1_5f_1-outline1" draw:layer="backgroundobjects" svg:width="6.848cm" svg:height="7.332cm" svg:x="9.63cm" svg:y="4.558cm" presentation:class="outline" presentation:placeholder="true" presentation:user-transformed="true">
        <draw:text-box/>
      </draw:frame>
      <draw:frame draw:name="Google Shape;38;p5" presentation:style-name="CUSTOM_5f_1_5f_1_5f_1-outline1" draw:layer="backgroundobjects" svg:width="6.848cm" svg:height="7.332cm" svg:x="17.473cm" svg:y="4.558cm" presentation:class="outline" presentation:placeholder="true" presentation:user-transformed="true">
        <draw:text-box/>
      </draw:frame>
      <draw:custom-shape draw:name="Google Shape;39;p5" draw:style-name="Mgr3" draw:text-style-name="MP5" draw:layer="backgroundobjects" svg:width="25.51cm" svg:height="2.45cm" svg:x="-0.055cm" svg:y="12.07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1;p5" draw:style-name="Mgr4" draw:text-style-name="MP6" draw:layer="backgroundobjects" svg:width="1.835cm" svg:height="1.835cm" svg:x="22.11cm" svg:y="12.381cm">
        <draw:image xlink:href="Pictures/1000020100000384000003841847B6921E3EB9F2.png" xlink:type="simple" xlink:show="embed" xlink:actuate="onLoad">
          <text:p/>
        </draw:image>
      </draw:frame>
      <presentation:notes style:page-layout-name="PM2">
        <draw:page-thumbnail presentation:style-name="CUSTOM_5f_1_5f_1_5f_1-title" draw:layer="backgroundobjects" svg:width="16.931cm" svg:height="9.524cm" svg:x="1.059cm" svg:y="1.93cm" presentation:class="page"/>
        <draw:frame presentation:style-name="CUSTOM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IN_5f_POINT" style:display-name="MAIN_POINT" style:page-layout-name="PM1" draw:style-name="Mdp1">
      <draw:frame draw:name="Google Shape;59;p8" draw:style-name="Mgr5" draw:text-style-name="MP6" draw:layer="backgroundobjects" svg:width="25.637cm" svg:height="14.571cm" svg:x="0cm" svg:y="-0.178cm">
        <draw:image xlink:href="Pictures/1000020100000800000004008543D0F7284A23D5.png" xlink:type="simple" xlink:show="embed" xlink:actuate="onLoad">
          <text:p/>
        </draw:image>
      </draw:frame>
      <draw:frame draw:name="Google Shape;60;p8" presentation:style-name="MAIN_5f_POINT-title" draw:layer="backgroundobjects" svg:width="15.1cm" svg:height="3.766cm" svg:x="7.988cm" svg:y="4.508cm" presentation:class="title" presentation:placeholder="true" presentation:user-transformed="true">
        <draw:text-box/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CUSTOM_5f_1_5f_1_5f_2" style:display-name="CUSTOM_1_1_2" style:page-layout-name="PM1" draw:style-name="Mdp1">
      <draw:custom-shape draw:name="Google Shape;49;p7" draw:style-name="Mgr3" draw:text-style-name="MP5" draw:layer="backgroundobjects" svg:width="25.51cm" svg:height="2.45cm" svg:x="-0.055cm" svg:y="12.07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0;p7" presentation:style-name="CUSTOM_5f_1_5f_1_5f_2-title" draw:layer="backgroundobjects" svg:width="20.953cm" svg:height="1.59cm" svg:x="1.787cm" svg:y="1.186cm" presentation:class="title" presentation:placeholder="true" presentation:user-transformed="true">
        <draw:text-box/>
      </draw:frame>
      <draw:frame draw:name="Google Shape;51;p7" presentation:style-name="CUSTOM_5f_1_5f_1_5f_2-outline1" draw:layer="backgroundobjects" svg:width="9.767cm" svg:height="6.582cm" svg:x="1.787cm" svg:y="5.307cm" presentation:class="outline" presentation:placeholder="true" presentation:user-transformed="true">
        <draw:text-box/>
      </draw:frame>
      <draw:frame draw:name="Google Shape;53;p7" presentation:style-name="CUSTOM_5f_1_5f_1_5f_2-outline1" draw:layer="backgroundobjects" svg:width="9.767cm" svg:height="6.582cm" svg:x="12.973cm" svg:y="5.307cm" presentation:class="outline" presentation:placeholder="true" presentation:user-transformed="true">
        <draw:text-box/>
      </draw:frame>
      <draw:custom-shape draw:name="Google Shape;55;p7" draw:style-name="Mgr6" draw:text-style-name="MP6" draw:layer="backgroundobjects" svg:width="0.001cm" svg:height="6.893cm" svg:x="12.281cm" svg:y="4.36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57;p7" draw:style-name="Mgr4" draw:text-style-name="MP6" draw:layer="backgroundobjects" svg:width="1.835cm" svg:height="1.835cm" svg:x="22.11cm" svg:y="12.381cm">
        <draw:image xlink:href="Pictures/1000020100000384000003841847B6921E3EB9F2.png" xlink:type="simple" xlink:show="embed" xlink:actuate="onLoad">
          <text:p/>
        </draw:image>
      </draw:frame>
      <presentation:notes style:page-layout-name="PM2">
        <draw:page-thumbnail presentation:style-name="CUSTOM_5f_1_5f_1_5f_2-title" draw:layer="backgroundobjects" svg:width="16.931cm" svg:height="9.524cm" svg:x="1.059cm" svg:y="1.93cm" presentation:class="page"/>
        <draw:frame presentation:style-name="CUSTOM_5f_1_5f_1_5f_2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CUSTOM_5f_1_5f_2" style:display-name="CUSTOM_1_2" style:page-layout-name="PM1" draw:style-name="Mdp1">
      <draw:frame draw:name="Google Shape;72;p11" draw:style-name="Mgr4" draw:text-style-name="MP6" draw:layer="backgroundobjects" svg:width="0.237cm" svg:height="0.189cm" svg:x="1.425cm" svg:y="13.555cm">
        <draw:image xlink:href="Pictures/100002010000003F00000032195F623BB11B5DF0.png" xlink:type="simple" xlink:show="embed" xlink:actuate="onLoad">
          <text:p/>
        </draw:image>
      </draw:frame>
      <draw:frame draw:name="Google Shape;73;p11" presentation:style-name="CUSTOM_5f_1_5f_2-title" draw:layer="backgroundobjects" svg:width="10.275cm" svg:height="1.59cm" svg:x="1.787cm" svg:y="1.186cm" presentation:class="title" presentation:placeholder="true" presentation:user-transformed="true">
        <draw:text-box/>
      </draw:frame>
      <draw:frame draw:name="Google Shape;74;p11" presentation:style-name="CUSTOM_5f_1_5f_2-outline1" draw:layer="backgroundobjects" svg:width="10.275cm" svg:height="7.332cm" svg:x="1.787cm" svg:y="4.008cm" presentation:class="outline" presentation:placeholder="true" presentation:user-transformed="true">
        <draw:text-box/>
      </draw:frame>
      <draw:custom-shape draw:name="Google Shape;75;p11" draw:style-name="Mgr3" draw:text-style-name="MP5" draw:layer="backgroundobjects" svg:width="25.51cm" svg:height="2.45cm" svg:x="-0.055cm" svg:y="12.07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8;p11" draw:style-name="Mgr4" draw:text-style-name="MP6" draw:layer="backgroundobjects" svg:width="1.835cm" svg:height="1.835cm" svg:x="22.11cm" svg:y="12.381cm">
        <draw:image xlink:href="Pictures/1000020100000384000003841847B6921E3EB9F2.png" xlink:type="simple" xlink:show="embed" xlink:actuate="onLoad">
          <text:p/>
        </draw:image>
      </draw:frame>
      <presentation:notes style:page-layout-name="PM2">
        <draw:page-thumbnail presentation:style-name="CUSTOM_5f_1_5f_2-title" draw:layer="backgroundobjects" svg:width="16.931cm" svg:height="9.524cm" svg:x="1.059cm" svg:y="1.93cm" presentation:class="page"/>
        <draw:frame presentation:style-name="CUSTOM_5f_1_5f_2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IN_5f_POINT_5f_1" style:display-name="MAIN_POINT_1" style:page-layout-name="PM1" draw:style-name="Mdp1">
      <draw:custom-shape draw:name="Google Shape;80;p12" draw:style-name="Mgr7" draw:text-style-name="MP7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1;p12" presentation:style-name="MAIN_5f_POINT_5f_1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82;p12" draw:style-name="Mgr4" draw:text-style-name="MP6" draw:layer="backgroundobjects" svg:width="1.835cm" svg:height="1.835cm" svg:x="22.606cm" svg:y="11.789cm">
        <draw:image xlink:href="Pictures/1000020100000384000003841847B6921E3EB9F2.png" xlink:type="simple" xlink:show="embed" xlink:actuate="onLoad">
          <text:p/>
        </draw:image>
      </draw:frame>
      <draw:frame presentation:style-name="MAIN_5f_POINT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_5f_1-title" draw:layer="backgroundobjects" svg:width="16.931cm" svg:height="9.524cm" svg:x="1.059cm" svg:y="1.93cm" presentation:class="page"/>
        <draw:frame presentation:style-name="MAIN_5f_POINT_5f_1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IN_5f_POINT_5f_1_5f_1" style:display-name="MAIN_POINT_1_1" style:page-layout-name="PM1" draw:style-name="Mdp1">
      <draw:custom-shape draw:name="Google Shape;84;p13" draw:style-name="Mgr8" draw:text-style-name="MP8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5;p13" presentation:style-name="MAIN_5f_POINT_5f_1_5f_1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86;p13" draw:style-name="Mgr4" draw:text-style-name="MP6" draw:layer="backgroundobjects" svg:width="1.835cm" svg:height="1.835cm" svg:x="22.606cm" svg:y="11.789cm">
        <draw:image xlink:href="Pictures/1000020100000384000003841847B6921E3EB9F2.png" xlink:type="simple" xlink:show="embed" xlink:actuate="onLoad">
          <text:p/>
        </draw:image>
      </draw:frame>
      <draw:frame presentation:style-name="MAIN_5f_POINT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_5f_1_5f_1-title" draw:layer="backgroundobjects" svg:width="16.931cm" svg:height="9.524cm" svg:x="1.059cm" svg:y="1.93cm" presentation:class="page"/>
        <draw:frame presentation:style-name="MAIN_5f_POINT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IN_5f_POINT_5f_1_5f_1_5f_1_5f_1" style:display-name="MAIN_POINT_1_1_1_1" style:page-layout-name="PM1" draw:style-name="Mdp1">
      <draw:custom-shape draw:name="Google Shape;88;p14" draw:style-name="Mgr9" draw:text-style-name="MP5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9;p14" presentation:style-name="MAIN_5f_POINT_5f_1_5f_1_5f_1_5f_1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90;p14" draw:style-name="Mgr4" draw:text-style-name="MP6" draw:layer="backgroundobjects" svg:width="1.835cm" svg:height="1.835cm" svg:x="22.606cm" svg:y="11.789cm">
        <draw:image xlink:href="Pictures/1000020100000384000003841847B6921E3EB9F2.png" xlink:type="simple" xlink:show="embed" xlink:actuate="onLoad">
          <text:p/>
        </draw:image>
      </draw:frame>
      <draw:frame presentation:style-name="MAIN_5f_POINT_5f_1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_5f_1_5f_1_5f_1_5f_1-title" draw:layer="backgroundobjects" svg:width="16.931cm" svg:height="9.524cm" svg:x="1.059cm" svg:y="1.93cm" presentation:class="page"/>
        <draw:frame presentation:style-name="MAIN_5f_POINT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IN_5f_POINT_5f_1_5f_1_5f_1_5f_1_5f_1" style:display-name="MAIN_POINT_1_1_1_1_1" style:page-layout-name="PM1" draw:style-name="Mdp1">
      <draw:custom-shape draw:name="Google Shape;92;p15" draw:style-name="Mgr10" draw:text-style-name="MP9" draw:layer="backgroundobjects" svg:width="25.399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3;p15" presentation:style-name="MAIN_5f_POINT_5f_1_5f_1_5f_1_5f_1_5f_1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94;p15" draw:style-name="Mgr4" draw:text-style-name="MP6" draw:layer="backgroundobjects" svg:width="1.835cm" svg:height="1.835cm" svg:x="22.606cm" svg:y="11.789cm">
        <draw:image xlink:href="Pictures/1000020100000384000003841847B6921E3EB9F2.png" xlink:type="simple" xlink:show="embed" xlink:actuate="onLoad">
          <text:p/>
        </draw:image>
      </draw:frame>
      <draw:frame presentation:style-name="MAIN_5f_POINT_5f_1_5f_1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_5f_1_5f_1_5f_1_5f_1_5f_1-title" draw:layer="backgroundobjects" svg:width="16.931cm" svg:height="9.524cm" svg:x="1.059cm" svg:y="1.93cm" presentation:class="page"/>
        <draw:frame presentation:style-name="MAIN_5f_POINT_5f_1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IN_5f_POINT_5f_2" style:display-name="MAIN_POINT_2" style:page-layout-name="PM1" draw:style-name="Mdp1">
      <draw:frame draw:name="Google Shape;62;p9" draw:style-name="Mgr5" draw:text-style-name="MP6" draw:layer="backgroundobjects" svg:width="25.637cm" svg:height="14.571cm" svg:x="0cm" svg:y="-0.178cm">
        <draw:image xlink:href="Pictures/1000020100000800000004008543D0F7284A23D5.png" xlink:type="simple" xlink:show="embed" xlink:actuate="onLoad">
          <text:p/>
        </draw:image>
      </draw:frame>
      <draw:frame draw:name="Google Shape;63;p9" presentation:style-name="MAIN_5f_POINT_5f_2-title" draw:layer="backgroundobjects" svg:width="12.95cm" svg:height="3.766cm" svg:x="5.253cm" svg:y="4.508cm" presentation:class="title" presentation:placeholder="true" presentation:user-transformed="true">
        <draw:text-box/>
      </draw:frame>
      <draw:custom-shape draw:name="Google Shape;64;p9" draw:style-name="Mgr11" draw:text-style-name="MP6" draw:layer="backgroundobjects" svg:width="0.001cm" svg:height="2.443cm" svg:x="19.037cm" svg:y="5.07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MAIN_5f_POINT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_5f_2-title" draw:layer="backgroundobjects" svg:width="16.931cm" svg:height="9.524cm" svg:x="1.059cm" svg:y="1.93cm" presentation:class="page"/>
        <draw:frame presentation:style-name="MAIN_5f_POINT_5f_2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ONE_5f_COLUMN_5f_TEXT_5f_1" style:display-name="ONE_COLUMN_TEXT_1" style:page-layout-name="PM1" draw:style-name="Mdp1">
      <draw:frame draw:name="Google Shape;66;p10" presentation:style-name="ONE_5f_COLUMN_5f_TEXT_5f_1-title" draw:layer="backgroundobjects" svg:width="17.731cm" svg:height="6.807cm" svg:x="1.612cm" svg:y="2.952cm" presentation:class="title" presentation:placeholder="true" presentation:user-transformed="true">
        <draw:text-box/>
      </draw:frame>
      <draw:custom-shape draw:name="Google Shape;69;p10" draw:style-name="Mgr3" draw:text-style-name="MP5" draw:layer="backgroundobjects" svg:width="3.197cm" svg:height="14.366cm" svg:x="22.323cm" svg:y="0cm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0;p10" draw:style-name="Mgr4" draw:text-style-name="MP6" draw:layer="backgroundobjects" svg:width="1.835cm" svg:height="1.835cm" svg:x="23.006cm" svg:y="1.04cm">
        <draw:image xlink:href="Pictures/1000020100000384000003841847B6921E3EB9F2.png" xlink:type="simple" xlink:show="embed" xlink:actuate="onLoad">
          <text:p/>
        </draw:image>
      </draw:frame>
      <presentation:notes style:page-layout-name="PM2">
        <draw:page-thumbnail presentation:style-name="ONE_5f_COLUMN_5f_TEXT_5f_1-title" draw:layer="backgroundobjects" svg:width="16.931cm" svg:height="9.524cm" svg:x="1.059cm" svg:y="1.93cm" presentation:class="page"/>
        <draw:frame presentation:style-name="ONE_5f_COLUMN_5f_TEXT_5f_1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34"/>
    <meta:generator>LibreOfficeDev/6.0.5.2$Linux_X86_64 LibreOffice_project/</meta:generator>
  </office:meta>
</office:document-meta>
</file>